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Calibri" svg:font-family="Calibri"/>
    <style:font-face style:name="Georgia" svg:font-family="Georgia"/>
    <style:font-face style:name="Verdana" svg:font-family="Verdana"/>
    <style:font-face style:name="TimesNewRomanPSMT" svg:font-family="TimesNewRomanPSMT" style:font-family-generic="roman"/>
    <style:font-face style:name="Helvetica" svg:font-family="Helvetica" style:font-family-generic="swiss"/>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style:font-name="TimesNewRomanPSMT" fo:font-size="12pt" style:font-size-asian="12pt" style:font-name-complex="TimesNewRomanPSMT" style:font-size-complex="12pt"/>
    </style:style>
    <style:style style:name="P2" style:family="paragraph" style:parent-style-name="Normal">
      <style:paragraph-properties fo:text-align="center" style:justify-single-word="false"/>
      <style:text-properties fo:color="#000000" style:font-name="TimesNewRomanPSMT" fo:font-size="11pt" fo:font-weight="normal" style:font-size-asian="11pt" style:font-weight-asian="normal" style:font-name-complex="TimesNewRomanPSMT" style:font-size-complex="12pt"/>
    </style:style>
    <style:style style:name="P3" style:family="paragraph" style:parent-style-name="Normal">
      <style:paragraph-properties fo:line-height="120%" fo:text-align="justify" style:justify-single-word="false">
        <style:tab-stops>
          <style:tab-stop style:position="6.5in" style:type="right"/>
        </style:tab-stops>
      </style:paragraph-properties>
      <style:text-properties fo:color="#000000" style:font-name="Georgia" fo:font-size="11pt" style:text-underline-style="none" fo:font-weight="normal" style:font-size-asian="11pt" style:font-weight-asian="normal" style:font-name-complex="Georgia" style:font-size-complex="12pt"/>
    </style:style>
    <style:style style:name="P4" style:family="paragraph" style:parent-style-name="Normal">
      <style:paragraph-properties fo:line-height="110%" fo:text-align="justify" style:justify-single-word="false">
        <style:tab-stops>
          <style:tab-stop style:position="0.5in"/>
        </style:tab-stops>
      </style:paragraph-properties>
      <style:text-properties fo:color="#000000" style:font-name="Georgia" fo:font-size="11pt" fo:letter-spacing="normal" fo:font-style="normal" style:text-underline-style="none" fo:font-weight="normal" style:letter-kerning="true" style:font-size-asian="11pt" style:font-style-asian="normal" style:font-weight-asian="normal" style:font-name-complex="Georgia" style:font-size-complex="12pt"/>
    </style:style>
    <style:style style:name="P5" style:family="paragraph" style:parent-style-name="Normal">
      <style:paragraph-properties fo:line-height="120%" fo:text-align="justify" style:justify-single-word="false">
        <style:tab-stops>
          <style:tab-stop style:position="0.5in"/>
        </style:tab-stops>
      </style:paragraph-properties>
      <style:text-properties fo:color="#000000" style:font-name="Georgia" fo:font-size="11pt" fo:letter-spacing="normal" fo:font-style="normal" style:text-underline-style="none" fo:font-weight="normal" style:letter-kerning="true" style:font-size-asian="11pt" style:font-style-asian="normal" style:font-weight-asian="normal" style:font-name-complex="Georgia" style:font-size-complex="12pt"/>
    </style:style>
    <style:style style:name="P6" style:family="paragraph" style:parent-style-name="Normal">
      <style:paragraph-properties fo:line-height="15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Georgia" fo:font-size="11pt" fo:letter-spacing="normal" fo:font-style="normal" style:text-underline-style="none" fo:font-weight="normal" style:letter-kerning="true" style:font-size-asian="11pt" style:font-style-asian="normal" style:font-weight-asian="normal" style:font-name-complex="Georgia" style:font-size-complex="12pt"/>
    </style:style>
    <style:style style:name="P7" style:family="paragraph" style:parent-style-name="Normal">
      <style:paragraph-properties fo:line-height="15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Georgia" fo:font-size="11pt" fo:letter-spacing="normal" fo:font-style="normal" style:text-underline-style="none" fo:font-weight="bold" style:letter-kerning="true" style:font-size-asian="11pt" style:font-style-asian="normal" style:font-weight-asian="bold" style:font-name-complex="Georgia" style:font-size-complex="12pt"/>
    </style:style>
    <style:style style:name="P8" style:family="paragraph" style:parent-style-name="Normal">
      <style:paragraph-properties fo:line-height="15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9" style:family="paragraph" style:parent-style-name="Normal">
      <style:paragraph-properties fo:line-height="120%" fo:text-align="justify" style:justify-single-word="false">
        <style:tab-stops>
          <style:tab-stop style:position="0.5in"/>
        </style:tab-stops>
      </style:paragraph-properties>
    </style:style>
    <style:style style:name="P10" style:family="paragraph" style:parent-style-name="Normal">
      <style:paragraph-properties fo:margin-top="0.0417in" fo:margin-bottom="0.0835in" loext:contextual-spacing="false" fo:text-align="center" style:justify-single-word="false"/>
      <style:text-properties fo:color="#000000" style:font-name="TimesNewRomanPSMT" fo:font-size="11pt" fo:font-weight="normal" style:font-size-asian="11pt" style:font-weight-asian="normal" style:font-name-complex="TimesNewRomanPSMT" style:font-size-complex="12pt"/>
    </style:style>
    <style:style style:name="P11" style:family="paragraph" style:parent-style-name="Normal">
      <style:paragraph-properties fo:margin-left="0in" fo:margin-right="0in" fo:line-height="150%" fo:text-align="center" style:justify-single-word="false" fo:text-indent="0.25in" style:auto-text-indent="false">
        <style:tab-stops>
          <style:tab-stop style:position="0.25in"/>
          <style:tab-stop style:position="0.5in"/>
          <style:tab-stop style:position="0.75in"/>
          <style:tab-stop style:position="1in"/>
          <style:tab-stop style:position="1.25in"/>
          <style:tab-stop style:position="1.5in"/>
          <style:tab-stop style:position="2in"/>
          <style:tab-stop style:position="2.5in"/>
          <style:tab-stop style:position="3in"/>
        </style:tab-stops>
      </style:paragraph-properties>
      <style:text-properties fo:color="#000000" style:font-name="TimesNewRomanPSMT" fo:font-size="12pt" fo:font-weight="bold" style:font-size-asian="12pt" style:font-weight-asian="bold" style:font-name-complex="TimesNewRomanPSMT" style:font-size-complex="12pt"/>
    </style:style>
    <style:style style:name="P12" style:family="paragraph" style:parent-style-name="Normal">
      <style:paragraph-properties fo:margin-left="0in" fo:margin-right="0in" fo:line-height="150%" fo:text-align="center" style:justify-single-word="false" fo:text-indent="0.25in" style:auto-text-indent="false">
        <style:tab-stops>
          <style:tab-stop style:position="0.25in"/>
          <style:tab-stop style:position="0.5in"/>
          <style:tab-stop style:position="0.75in"/>
          <style:tab-stop style:position="1in"/>
          <style:tab-stop style:position="1.25in"/>
          <style:tab-stop style:position="1.5in"/>
          <style:tab-stop style:position="2in"/>
          <style:tab-stop style:position="2.5in"/>
          <style:tab-stop style:position="3in"/>
        </style:tab-stops>
      </style:paragraph-properties>
      <style:text-properties fo:color="#000000" style:font-name="TimesNewRomanPSMT" fo:font-size="12pt" fo:font-weight="normal" style:font-size-asian="12pt" style:font-weight-asian="normal" style:font-name-complex="TimesNewRomanPSMT" style:font-size-complex="12pt"/>
    </style:style>
    <style:style style:name="P13" style:family="paragraph" style:parent-style-name="Normal">
      <style:paragraph-properties fo:margin-top="0in" fo:margin-bottom="0.0835in" loext:contextual-spacing="false" fo:line-height="120%" fo:text-align="justify" style:justify-single-word="false">
        <style:tab-stops>
          <style:tab-stop style:position="6.5in" style:type="right"/>
        </style:tab-stops>
      </style:paragraph-properties>
    </style:style>
    <style:style style:name="P14" style:family="paragraph" style:parent-style-name="Normal">
      <style:paragraph-properties fo:margin-top="0in" fo:margin-bottom="0.0835in" loext:contextual-spacing="false" fo:line-height="120%" fo:text-align="justify" style:justify-single-word="false">
        <style:tab-stops>
          <style:tab-stop style:position="0.5in"/>
        </style:tab-stops>
      </style:paragraph-properties>
    </style:style>
    <style:style style:name="P15" style:family="paragraph" style:parent-style-name="Normal">
      <style:paragraph-properties fo:margin-top="0in" fo:margin-bottom="0.0835in" loext:contextual-spacing="false" fo:line-height="110%" fo:text-align="justify" style:justify-single-word="false">
        <style:tab-stops>
          <style:tab-stop style:position="0.5in"/>
        </style:tab-stops>
      </style:paragraph-properties>
    </style:style>
    <style:style style:name="P16" style:family="paragraph" style:parent-style-name="Normal">
      <style:paragraph-properties fo:margin-top="0in" fo:margin-bottom="0.0835in" loext:contextual-spacing="false" fo:line-height="110%" fo:text-align="justify" style:justify-single-word="false">
        <style:tab-stops>
          <style:tab-stop style:position="0.5in"/>
        </style:tab-stops>
      </style:paragraph-properties>
      <style:text-properties fo:color="#000000" style:font-name="Georgia" fo:font-size="11pt" fo:letter-spacing="normal" fo:font-style="normal" style:text-underline-style="none" fo:font-weight="normal" style:letter-kerning="true" style:font-size-asian="11pt" style:font-style-asian="normal" style:font-weight-asian="normal" style:font-name-complex="Georgia" style:font-size-complex="12pt"/>
    </style:style>
    <style:style style:name="P17" style:family="paragraph" style:parent-style-name="Normal">
      <style:paragraph-properties fo:margin-left="0.5in" fo:margin-right="0in" fo:margin-top="0in" fo:margin-bottom="0.0835in" loext:contextual-spacing="false" fo:line-height="120%" fo:text-align="justify" style:justify-single-word="false" fo:text-indent="0in" style:auto-text-indent="false">
        <style:tab-stops>
          <style:tab-stop style:position="6in" style:type="right"/>
        </style:tab-stops>
      </style:paragraph-properties>
    </style:style>
    <style:style style:name="P18" style:family="paragraph" style:parent-style-name="Normal">
      <style:paragraph-properties fo:margin-left="1in" fo:margin-right="0in" fo:margin-top="0in" fo:margin-bottom="0.0835in" loext:contextual-spacing="false" fo:line-height="120%" fo:text-align="justify" style:justify-single-word="false" fo:text-indent="0in" style:auto-text-indent="false">
        <style:tab-stops>
          <style:tab-stop style:position="5.5in" style:type="right"/>
        </style:tab-stops>
      </style:paragraph-properties>
    </style:style>
    <style:style style:name="P19" style:family="paragraph" style:parent-style-name="Normal">
      <style:paragraph-properties fo:margin-left="1.5in" fo:margin-right="0in" fo:margin-top="0in" fo:margin-bottom="0.0835in" loext:contextual-spacing="false" fo:line-height="120%" fo:text-align="justify" style:justify-single-word="false" fo:text-indent="0in" style:auto-text-indent="false">
        <style:tab-stops>
          <style:tab-stop style:position="5in" style:type="right"/>
        </style:tab-stops>
      </style:paragraph-properties>
    </style:style>
    <style:style style:name="P20" style:family="paragraph" style:parent-style-name="Normal">
      <style:paragraph-properties fo:margin-left="0in" fo:margin-right="0in" fo:text-indent="0.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Verdana" fo:font-size="12pt" style:text-underline-style="none" fo:font-weight="normal" style:font-size-asian="12pt" style:font-weight-asian="normal" style:font-name-complex="Verdana" style:font-size-complex="12pt"/>
    </style:style>
    <style:style style:name="P21" style:family="paragraph" style:parent-style-name="Normal">
      <style:paragraph-properties fo:margin-left="0in" fo:margin-right="0in" fo:text-indent="0.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Verdana" fo:font-size="12pt" fo:letter-spacing="normal" fo:font-style="normal" style:text-underline-style="none" fo:font-weight="normal" style:letter-kerning="true" style:font-size-asian="12pt" style:font-style-asian="normal" style:font-weight-asian="normal" style:font-name-complex="Verdana" style:font-size-complex="12pt"/>
    </style:style>
    <style:style style:name="P22" style:family="paragraph" style:parent-style-name="Footnote">
      <style:paragraph-properties fo:text-align="justify" style:justify-single-word="false"/>
    </style:style>
    <style:style style:name="P23" style:family="paragraph" style:parent-style-name="Normal">
      <style:paragraph-properties fo:text-align="center" style:justify-single-word="false"/>
      <style:text-properties style:font-name="Helvetica" fo:font-size="12pt" style:font-size-asian="12pt" style:font-name-complex="Helvetica" style:font-size-complex="12pt"/>
    </style:style>
    <style:style style:name="P24" style:family="paragraph" style:parent-style-name="Normal">
      <style:paragraph-properties fo:line-height="15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Georgia" fo:font-size="11pt" fo:letter-spacing="normal" fo:font-style="normal" style:text-underline-style="none" fo:font-weight="normal" style:letter-kerning="true" style:font-size-asian="11pt" style:font-style-asian="normal" style:font-weight-asian="normal" style:font-name-complex="Georgia" style:font-size-complex="12pt"/>
    </style:style>
    <style:style style:name="P25" style:family="paragraph" style:parent-style-name="Normal">
      <style:paragraph-properties fo:line-height="120%" fo:text-align="justify" style:justify-single-word="false">
        <style:tab-stops>
          <style:tab-stop style:position="0.5in"/>
        </style:tab-stops>
      </style:paragraph-properties>
      <style:text-properties fo:color="#000000" style:font-name="Georgia" fo:font-size="11pt" fo:letter-spacing="normal" fo:font-style="normal" style:text-underline-style="none" fo:font-weight="normal" style:letter-kerning="true" style:font-size-asian="11pt" style:font-style-asian="normal" style:font-weight-asian="normal" style:font-name-complex="Georgia" style:font-size-complex="12pt"/>
    </style:style>
    <style:style style:name="P26" style:family="paragraph" style:parent-style-name="Normal">
      <style:paragraph-properties fo:margin-top="0.0417in" fo:margin-bottom="0.0835in" loext:contextual-spacing="false" fo:text-align="center" style:justify-single-word="false"/>
      <style:text-properties fo:color="#000000" style:font-name="TimesNewRomanPSMT" fo:font-size="11pt" fo:font-weight="normal" style:font-size-asian="11pt" style:font-weight-asian="normal" style:font-name-complex="TimesNewRomanPSMT" style:font-size-complex="12pt"/>
    </style:style>
    <style:style style:name="P27" style:family="paragraph" style:parent-style-name="Normal">
      <style:paragraph-properties fo:margin-left="0in" fo:margin-right="0in" fo:line-height="150%" fo:text-align="center" style:justify-single-word="false" fo:text-indent="0.25in" style:auto-text-indent="false">
        <style:tab-stops>
          <style:tab-stop style:position="0.25in"/>
          <style:tab-stop style:position="0.5in"/>
          <style:tab-stop style:position="0.75in"/>
          <style:tab-stop style:position="1in"/>
          <style:tab-stop style:position="1.25in"/>
          <style:tab-stop style:position="1.5in"/>
          <style:tab-stop style:position="2in"/>
          <style:tab-stop style:position="2.5in"/>
          <style:tab-stop style:position="3in"/>
        </style:tab-stops>
      </style:paragraph-properties>
      <style:text-properties fo:color="#000000" style:font-name="TimesNewRomanPSMT" fo:font-size="12pt" fo:font-weight="bold" style:font-size-asian="12pt" style:font-weight-asian="bold" style:font-name-complex="TimesNewRomanPSMT" style:font-size-complex="12pt"/>
    </style:style>
    <style:style style:name="P28" style:family="paragraph" style:parent-style-name="Normal">
      <style:paragraph-properties fo:margin-top="0.1665in" fo:margin-bottom="0in" loext:contextual-spacing="false" fo:keep-together="always" fo:keep-with-next="alway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Verdana" fo:font-size="14pt" style:text-underline-style="none" fo:font-weight="bold" style:font-size-asian="14pt" style:font-weight-asian="bold" style:font-name-complex="Verdana" style:font-size-complex="12pt"/>
    </style:style>
    <style:style style:name="P29" style:family="paragraph" style:parent-style-name="Normal" style:master-page-name="MasterPage2">
      <style:paragraph-properties fo:margin-top="0.1665in" fo:margin-bottom="0in" loext:contextual-spacing="false" fo:keep-together="always" style:page-number="auto" fo:keep-with-next="alway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Verdana" fo:font-size="14pt" fo:letter-spacing="normal" fo:font-style="normal" style:text-underline-style="none" fo:font-weight="bold" style:letter-kerning="true" style:font-size-asian="14pt" style:font-style-asian="normal" style:font-weight-asian="bold" style:font-name-complex="Verdana" style:font-size-complex="12pt"/>
    </style:style>
    <style:style style:name="P30" style:family="paragraph" style:parent-style-name="Normal" style:master-page-name="MasterPage1">
      <style:paragraph-properties fo:margin-left="0in" fo:margin-right="0in" fo:margin-top="0.1665in" fo:margin-bottom="0in" loext:contextual-spacing="false" fo:keep-together="always" fo:text-indent="0.5in" style:auto-text-indent="false" style:page-number="auto" fo:keep-with-next="alway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Verdana" fo:font-size="12pt" style:text-underline-style="none" fo:font-weight="bold" style:font-size-asian="12pt" style:font-weight-asian="bold" style:font-name-complex="Verdana" style:font-size-complex="12pt"/>
    </style:style>
    <style:style style:name="P31" style:family="paragraph" style:parent-style-name="Normal">
      <style:paragraph-properties fo:margin-left="0in" fo:margin-right="0in" fo:margin-top="0.1665in" fo:margin-bottom="0in" loext:contextual-spacing="false" fo:keep-together="always" fo:text-indent="0.5in" style:auto-text-indent="false" fo:keep-with-next="alway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Verdana" fo:font-size="12pt" fo:letter-spacing="normal" fo:font-style="normal" style:text-underline-style="none" fo:font-weight="bold" style:letter-kerning="true" style:font-size-asian="12pt" style:font-style-asian="normal" style:font-weight-asian="bold" style:font-name-complex="Verdana" style:font-size-complex="12pt"/>
    </style:style>
    <style:style style:name="P32" style:family="paragraph" style:parent-style-name="Normal">
      <style:paragraph-properties fo:margin-top="0in" fo:margin-bottom="0.0835in" loext:contextual-spacing="false" fo:line-height="15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Georgia" fo:font-size="11pt" fo:letter-spacing="normal" fo:font-style="normal" style:text-underline-style="none" fo:font-weight="normal" style:letter-kerning="true" style:font-size-asian="11pt" style:font-style-asian="normal" style:font-weight-asian="normal" style:font-name-complex="Georgia" style:font-size-complex="12pt"/>
    </style:style>
    <style:style style:name="P33" style:family="paragraph" style:parent-style-name="Normal" style:master-page-name="MasterPage3">
      <style:paragraph-properties fo:margin-top="0.1665in" fo:margin-bottom="0.0835in" loext:contextual-spacing="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Verdana" fo:font-size="14pt" fo:letter-spacing="normal" fo:font-style="normal" style:text-underline-style="none" fo:font-weight="bold" style:letter-kerning="true" style:font-size-asian="14pt" style:font-style-asian="normal" style:font-weight-asian="bold" style:font-name-complex="Verdana" style:font-size-complex="12pt"/>
    </style:style>
    <style:style style:name="P34" style:family="paragraph" style:parent-style-name="Subtitle">
      <style:text-properties style:font-name="TimesNewRomanPSMT" fo:font-weight="normal" style:font-weight-asian="normal" style:font-name-complex="TimesNewRomanPSMT" style:font-size-complex="12pt"/>
    </style:style>
    <style:style style:name="P35" style:family="paragraph" style:parent-style-name="Title" style:master-page-name="Standard">
      <style:paragraph-properties style:page-number="auto"/>
    </style:style>
    <style:style style:name="T1" style:family="text">
      <style:text-properties style:font-name="TimesNewRomanPSMT" style:font-name-complex="TimesNewRomanPSMT" style:font-size-complex="12pt"/>
    </style:style>
    <style:style style:name="T2" style:family="text">
      <style:text-properties fo:color="#000000" style:font-name="TimesNewRomanPSMT" fo:font-size="12pt" fo:font-weight="normal" style:font-size-asian="12pt" style:font-weight-asian="normal" style:font-name-complex="TimesNewRomanPSMT" style:font-size-complex="12pt"/>
    </style:style>
    <style:style style:name="T3" style:family="text">
      <style:text-properties fo:color="#000000" style:font-name="Georgia" fo:font-size="11pt" fo:font-weight="normal" style:font-size-asian="11pt" style:font-weight-asian="normal" style:font-name-complex="Georgia" style:font-size-complex="12pt"/>
    </style:style>
    <style:style style:name="T4" style:family="text">
      <style:text-properties fo:color="#000000" style:font-name="Georgia" fo:font-size="11pt" style:text-underline-style="dotted" style:text-underline-width="auto" style:text-underline-color="font-color" fo:font-weight="normal" style:font-size-asian="11pt" style:font-weight-asian="normal" style:font-name-complex="Georgia" style:font-size-complex="12pt"/>
    </style:style>
    <style:style style:name="T5" style:family="text">
      <style:text-properties fo:color="#000000" style:font-name="Georgia" fo:font-size="11pt" style:text-underline-style="none" fo:font-weight="normal" style:font-size-asian="11pt" style:font-weight-asian="normal" style:font-name-complex="Georgia" style:font-size-complex="12pt"/>
    </style:style>
    <style:style style:name="T6" style:family="text">
      <style:text-properties fo:color="#000000" style:font-name="Georgia" fo:font-size="11pt" fo:font-style="normal" style:text-underline-style="none" fo:font-weight="normal" style:font-size-asian="11pt" style:font-style-asian="normal" style:font-weight-asian="normal" style:font-name-complex="Georgia" style:font-size-complex="12pt"/>
    </style:style>
    <style:style style:name="T7" style:family="text">
      <style:text-properties fo:color="#000000" style:font-name="Georgia" fo:font-size="11pt" fo:letter-spacing="normal" fo:font-style="normal" style:text-underline-style="none" fo:font-weight="normal" style:font-size-asian="11pt" style:font-style-asian="normal" style:font-weight-asian="normal" style:font-name-complex="Georgia" style:font-size-complex="12pt"/>
    </style:style>
    <style:style style:name="T8" style:family="text">
      <style:text-properties fo:color="#000000" style:font-name="Georgia" fo:font-size="11pt" fo:letter-spacing="normal" fo:font-style="normal" style:text-underline-style="none" fo:font-weight="normal" style:letter-kerning="true" style:font-size-asian="11pt" style:font-style-asian="normal" style:font-weight-asian="normal" style:font-name-complex="Georgia" style:font-size-complex="12pt"/>
    </style:style>
    <style:style style:name="T9" style:family="text">
      <style:text-properties fo:color="#000000" style:font-name="Georgia" fo:font-size="11pt" fo:letter-spacing="normal" fo:font-style="normal" style:text-underline-style="none" fo:font-weight="bold" style:letter-kerning="true" style:font-size-asian="11pt" style:font-style-asian="normal" style:font-weight-asian="bold" style:font-name-complex="Georgia" style:font-size-complex="12pt"/>
    </style:style>
    <style:style style:name="T10" style:family="text">
      <style:text-properties fo:color="#000000" style:font-name="Georgia" fo:font-size="11pt" fo:letter-spacing="normal" style:letter-kerning="true" style:font-size-asian="11pt" style:font-style-asian="normal" style:font-weight-asian="normal" style:font-name-complex="Georgia" style:font-size-complex="12pt"/>
    </style:style>
    <style:style style:name="T11" style:family="text">
      <style:text-properties fo:color="#000000" style:font-name="Georgia" fo:font-size="11pt" fo:letter-spacing="normal" style:font-size-asian="11pt" style:font-style-asian="normal" style:font-weight-asian="normal" style:font-name-complex="Georgia" style:font-size-complex="12pt"/>
    </style:style>
    <style:style style:name="T12" style:family="text">
      <style:text-properties fo:color="#000000" style:font-name="Georgia" fo:font-size="11pt" style:font-size-asian="11pt" style:font-style-asian="normal" style:font-weight-asian="normal" style:font-name-complex="Georgia" style:font-size-complex="12pt"/>
    </style:style>
    <style:style style:name="T13" style:family="text">
      <style:text-properties fo:color="#000000" style:font-name="Georgia" fo:font-size="11pt" style:font-size-asian="11pt" style:font-weight-asian="normal" style:font-name-complex="Georgia" style:font-size-complex="12pt"/>
    </style:style>
    <style:style style:name="T14" style:family="text">
      <style:text-properties fo:color="#000000" style:font-name="Verdana" fo:font-size="14pt" fo:letter-spacing="normal" fo:font-style="normal" style:text-underline-style="none" fo:font-weight="bold" style:letter-kerning="true" style:font-size-asian="14pt" style:font-style-asian="normal" style:font-weight-asian="bold" style:font-name-complex="Verdana" style:font-size-complex="12pt"/>
    </style:style>
    <style:style style:name="T15" style:family="text">
      <style:text-properties fo:color="#000000" style:text-position="super 58%" style:font-name="Georgia" fo:font-size="11pt" style:text-underline-style="none" fo:font-weight="normal" style:font-size-asian="11pt" style:font-weight-asian="normal" style:font-name-complex="Georgia" style:font-size-complex="12pt"/>
    </style:style>
    <style:style style:name="T16" style:family="text">
      <style:text-properties fo:color="#000000" style:text-position="super 58%" style:font-name="Georgia" fo:font-size="11pt" fo:font-style="normal" style:text-underline-style="none" fo:font-weight="normal" style:font-size-asian="11pt" style:font-style-asian="normal" style:font-weight-asian="normal" style:font-name-complex="Georgia" style:font-size-complex="12pt"/>
    </style:style>
    <style:style style:name="T17" style:family="text">
      <style:text-properties style:font-name-complex="TimesNewRomanPSMT" style:font-size-complex="12pt"/>
    </style:style>
    <style:style style:name="T18" style:family="text">
      <style:text-properties fo:font-style="normal" style:text-underline-style="solid" style:text-underline-width="auto" style:text-underline-color="font-color" fo:font-weight="normal" style:font-style-asian="normal" style:font-weight-asian="normal" style:font-name-complex="Georgia" style:font-size-complex="12pt"/>
    </style:style>
    <style:style style:name="T19" style:family="text">
      <style:text-properties fo:color="#0000ff" fo:font-style="normal" style:text-underline-style="solid" style:text-underline-width="auto" style:text-underline-color="font-color" fo:font-weight="normal" style:font-style-asian="normal" style:font-weight-asian="normal" style:font-name-complex="Georgia" style:font-size-complex="12pt"/>
    </style:style>
    <style:style style:name="T20" style:family="text">
      <style:text-properties fo:font-variant="small-caps"/>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1">
        <text:p text:style-name="P35"><text:bookmark-start text:name="Title"/><text:span text:style-name="T1">Lessons</text:span><text:bookmark-end text:name="Title"/><text:span text:style-name="T1"> Learned From the Introduction of GM Crops</text:span></text:p>
        <text:p text:style-name="P34">Relevance to Gene Drive Deployment</text:p>
        <text:p text:style-name="P10">Hector Quemada</text:p>
        <text:p text:style-name="P10">July 12, 2020</text:p>
        <text:p text:style-name="P10"/>
        <text:p text:style-name="P2"/>
        <text:p text:style-name="P11"><text:bookmark-start text:name="Abstract"/>Abstract<text:bookmark-end text:name="Abstract"/></text:p>
        <text:p text:style-name="P11"/>
        <text:p text:style-name="P12"/>
        <text:p text:style-name="P13"><text:bookmark-start text:name="Table_of_Contents"/><text:a xlink:type="simple" xlink:href="#Introduction" text:style-name="Internet_20_link" text:visited-style-name="Visited_20_Internet_20_Link"><text:span text:style-name="T3">Introduction</text:span></text:a><text:bookmark-end text:name="Table_of_Contents"/><text:span text:style-name="T4"><text:tab/></text:span><text:a xlink:type="simple" xlink:href="#Introduction" text:style-name="Internet_20_link" text:visited-style-name="Visited_20_Internet_20_Link"><text:span text:style-name="T4"><text:bookmark-ref text:reference-format="page" text:ref-name="Introduction">1</text:bookmark-ref></text:span></text:a></text:p>
        <text:p text:style-name="P17"><text:a xlink:type="simple" xlink:href="#GM_Crop_Status" text:style-name="Internet_20_link" text:visited-style-name="Visited_20_Internet_20_Link"><text:span text:style-name="T5">GM Crop Status</text:span></text:a><text:span text:style-name="T4"><text:tab/></text:span><text:a xlink:type="simple" xlink:href="#GM_Crop_Status" text:style-name="Internet_20_link" text:visited-style-name="Visited_20_Internet_20_Link"><text:span text:style-name="T4"><text:bookmark-ref text:reference-format="page" text:ref-name="GM_Crop_Status">2</text:bookmark-ref></text:span></text:a></text:p>
        <text:p text:style-name="P18"><text:a xlink:type="simple" xlink:href="#Status_of_GMO_Crop_Deployment" text:style-name="Internet_20_link" text:visited-style-name="Visited_20_Internet_20_Link"><text:span text:style-name="T5">Status of GMO Crop Deployment</text:span></text:a><text:span text:style-name="T4"><text:tab/></text:span><text:a xlink:type="simple" xlink:href="#Status_of_GMO_Crop_Deployment" text:style-name="Internet_20_link" text:visited-style-name="Visited_20_Internet_20_Link"><text:span text:style-name="T4"><text:bookmark-ref text:reference-format="page" text:ref-name="Status_of_GMO_Crop_Deployment">2</text:bookmark-ref></text:span></text:a></text:p>
        <text:p text:style-name="P17"><text:a xlink:type="simple" xlink:href="#Opposition_to_GM_Crops" text:style-name="Internet_20_link" text:visited-style-name="Visited_20_Internet_20_Link"><text:span text:style-name="T5">Opposition to GM Crops</text:span></text:a><text:span text:style-name="T4"><text:tab/></text:span><text:a xlink:type="simple" xlink:href="#Opposition_to_GM_Crops" text:style-name="Internet_20_link" text:visited-style-name="Visited_20_Internet_20_Link"><text:span text:style-name="T4"><text:bookmark-ref text:reference-format="page" text:ref-name="Opposition_to_GM_Crops">2</text:bookmark-ref></text:span></text:a></text:p>
        <text:p text:style-name="P18"><text:a xlink:type="simple" xlink:href="#A_story_from_Africa" text:style-name="Internet_20_link" text:visited-style-name="Visited_20_Internet_20_Link"><text:span text:style-name="T5">A story from Africa</text:span></text:a><text:span text:style-name="T4"><text:tab/></text:span><text:a xlink:type="simple" xlink:href="#A_story_from_Africa" text:style-name="Internet_20_link" text:visited-style-name="Visited_20_Internet_20_Link"><text:span text:style-name="T4"><text:bookmark-ref text:reference-format="page" text:ref-name="A_story_from_Africa">3</text:bookmark-ref></text:span></text:a></text:p>
        <text:p text:style-name="P19"><text:a xlink:type="simple" xlink:href="#The_case_of_opposition_to_GM_m" text:style-name="Internet_20_link" text:visited-style-name="Visited_20_Internet_20_Link"><text:span text:style-name="T5">The case of opposition to GM maize despite the need for food</text:span></text:a><text:span text:style-name="T4"><text:tab/></text:span><text:a xlink:type="simple" xlink:href="#The_case_of_opposition_to_GM_m" text:style-name="Internet_20_link" text:visited-style-name="Visited_20_Internet_20_Link"><text:span text:style-name="T4"><text:bookmark-ref text:reference-format="page" text:ref-name="The_case_of_opposition_to_GM_m">3</text:bookmark-ref></text:span></text:a></text:p>
        <text:p text:style-name="P19"><text:a xlink:type="simple" xlink:href="#Huffman_2003" text:style-name="Internet_20_link" text:visited-style-name="Visited_20_Internet_20_Link"><text:span text:style-name="T5">Huffman 2003</text:span></text:a><text:span text:style-name="T4"><text:tab/></text:span><text:a xlink:type="simple" xlink:href="#Huffman_2003" text:style-name="Internet_20_link" text:visited-style-name="Visited_20_Internet_20_Link"><text:span text:style-name="T4"><text:bookmark-ref text:reference-format="page" text:ref-name="Huffman_2003">3</text:bookmark-ref></text:span></text:a></text:p>
        <text:p text:style-name="P18"><text:a xlink:type="simple" xlink:href="#European_Opposition" text:style-name="Internet_20_link" text:visited-style-name="Visited_20_Internet_20_Link"><text:span text:style-name="T5">European Opposition</text:span></text:a><text:span text:style-name="T4"><text:tab/></text:span><text:a xlink:type="simple" xlink:href="#European_Opposition" text:style-name="Internet_20_link" text:visited-style-name="Visited_20_Internet_20_Link"><text:span text:style-name="T4"><text:bookmark-ref text:reference-format="page" text:ref-name="European_Opposition">4</text:bookmark-ref></text:span></text:a></text:p>
        <text:p text:style-name="P19"><text:span text:style-name="T5">Experience of GM crop approvals in Europe</text:span><text:span text:style-name="T4"><text:tab/></text:span><text:span text:style-name="T5">?</text:span></text:p>
        <text:p text:style-name="P19"><text:a xlink:type="simple" xlink:href="#_Burke_2004" text:style-name="Internet_20_link" text:visited-style-name="Visited_20_Internet_20_Link"><text:span text:style-name="T5">Burke, 2004</text:span></text:a><text:span text:style-name="T4"><text:tab/></text:span><text:a xlink:type="simple" xlink:href="#_Burke_2004" text:style-name="Internet_20_link" text:visited-style-name="Visited_20_Internet_20_Link"><text:span text:style-name="T4"><text:bookmark-ref text:reference-format="page" text:ref-name="_Burke_2004">4</text:bookmark-ref></text:span></text:a></text:p>
        <text:p text:style-name="P19"><text:a xlink:type="simple" xlink:href="#Zerbe" text:style-name="Internet_20_link" text:visited-style-name="Visited_20_Internet_20_Link"><text:span text:style-name="T5">Zerbe</text:span></text:a><text:span text:style-name="T4"><text:tab/></text:span><text:a xlink:type="simple" xlink:href="#Zerbe" text:style-name="Internet_20_link" text:visited-style-name="Visited_20_Internet_20_Link"><text:span text:style-name="T4"><text:bookmark-ref text:reference-format="page" text:ref-name="Zerbe">4</text:bookmark-ref></text:span></text:a></text:p>
        <text:p text:style-name="P18"><text:a xlink:type="simple" xlink:href="#Opposition_Elsewhere" text:style-name="Internet_20_link" text:visited-style-name="Visited_20_Internet_20_Link"><text:span text:style-name="T5">Opposition Elsewhere</text:span></text:a><text:span text:style-name="T4"><text:tab/></text:span><text:a xlink:type="simple" xlink:href="#Opposition_Elsewhere" text:style-name="Internet_20_link" text:visited-style-name="Visited_20_Internet_20_Link"><text:span text:style-name="T4"><text:bookmark-ref text:reference-format="page" text:ref-name="Opposition_Elsewhere">4</text:bookmark-ref></text:span></text:a></text:p>
        <text:p text:style-name="P13"><text:a xlink:type="simple" xlink:href="#Studies_on_GM_Crop_Acceptance" text:style-name="Internet_20_link" text:visited-style-name="Visited_20_Internet_20_Link"><text:span text:style-name="T5">Studies on GM Crop Acceptance</text:span></text:a><text:span text:style-name="T4"><text:tab/></text:span><text:a xlink:type="simple" xlink:href="#Studies_on_GM_Crop_Acceptance" text:style-name="Internet_20_link" text:visited-style-name="Visited_20_Internet_20_Link"><text:span text:style-name="T4"><text:bookmark-ref text:reference-format="page" text:ref-name="Studies_on_GM_Crop_Acceptance">5</text:bookmark-ref></text:span></text:a></text:p>
        <text:p text:style-name="P13"><text:a xlink:type="simple" xlink:href="#Lessons_Learned" text:style-name="Internet_20_link" text:visited-style-name="Visited_20_Internet_20_Link"><text:span text:style-name="T5">Lessons Learned</text:span></text:a><text:span text:style-name="T4"><text:tab/></text:span><text:a xlink:type="simple" xlink:href="#Lessons_Learned" text:style-name="Internet_20_link" text:visited-style-name="Visited_20_Internet_20_Link"><text:span text:style-name="T4"><text:bookmark-ref text:reference-format="page" text:ref-name="Lessons_Learned">6</text:bookmark-ref></text:span></text:a></text:p>
        <text:p text:style-name="P3"/>
        <text:p text:style-name="P28"><text:bookmark-start text:name="Introduction"/>Introduction<text:bookmark-end text:name="Introduction"/></text:p>
      </text:section>
      <text:section text:style-name="Sect1" text:name="S2">
        <text:p text:style-name="P30"><text:bookmark-start text:name="GM_Crop_Status"/>GM Crop Status<text:bookmark-end text:name="GM_Crop_Status"/></text:p>
        <text:p text:style-name="P20"/>
        <text:p text:style-name="P14"><text:span text:style-name="T5">Crops that have been genetically engineered or genetically modified (GM) have been in commercial production for 24 years, since the planting of the first GM soybean crop in 1996. As of 2018, 26 countries grew 192 million hectares of GM crops, with the United States, Brazil, Argentina, Canada, and India growing the vast majority of that area. In addition to these countries, 44 are importing GM crop products (</text:span><text:reference-mark-start text:name="ZOTERO_ITEM CSL_CITATION {&quot;citationID&quot;:&quot;LI67rDBb&quot;,&quot;properties&quot;:{&quot;formattedCitation&quot;:&quot;(ISAAA, 2018)&quot;,&quot;plainCitation&quot;:&quot;(ISAAA, 2018)&quot;,&quot;noteIndex&quot;:0},&quot;citationItems&quot;:[{&quot;id&quot;:1645,&quot;uris&quot;:[&quot;http://zotero.org/users/5334702/items/QDQ4ENZ7&quot;],&quot;uri&quot;:[&quot;http://zotero.org/users/5334702/items/QDQ4ENZ7&quot;],&quot;itemData&quot;:{&quot;id&quot;:1645,&quot;type&quot;:&quot;report&quot;,&quot;collection-title&quot;:&quot;ISAAA Briefs&quot;,&quot;number&quot;:&quot;54-2018&quot;,&quot;publisher&quot;:&quot;International Service for the Acquisition of Agri-biotech Applications&quot;,&quot;title&quot;:&quot;Global Status of Commercialized Biotech/GM Crops in 2018&quot;,&quot;author&quot;:[{&quot;literal&quot;:&quot;ISAAA&quot;}],&quot;issued&quot;:{&quot;date-parts&quot;:[[&quot;2018&quot;]]}},&quot;locator&quot;:&quot;&quot;,&quot;prefix&quot;:&quot;&quot;,&quot;suffix&quot;:&quot;&quot;}],&quot;schema&quot;:&quot;https://github.com/citation-style-language/schema/raw/master/csl-citation.json&quot;} RNDtQot2KOj8s"/><text:span text:style-name="T5">(ISAAA, 2018)</text:span><text:reference-mark-end text:name="ZOTERO_ITEM CSL_CITATION {&quot;citationID&quot;:&quot;LI67rDBb&quot;,&quot;properties&quot;:{&quot;formattedCitation&quot;:&quot;(ISAAA, 2018)&quot;,&quot;plainCitation&quot;:&quot;(ISAAA, 2018)&quot;,&quot;noteIndex&quot;:0},&quot;citationItems&quot;:[{&quot;id&quot;:1645,&quot;uris&quot;:[&quot;http://zotero.org/users/5334702/items/QDQ4ENZ7&quot;],&quot;uri&quot;:[&quot;http://zotero.org/users/5334702/items/QDQ4ENZ7&quot;],&quot;itemData&quot;:{&quot;id&quot;:1645,&quot;type&quot;:&quot;report&quot;,&quot;collection-title&quot;:&quot;ISAAA Briefs&quot;,&quot;number&quot;:&quot;54-2018&quot;,&quot;publisher&quot;:&quot;International Service for the Acquisition of Agri-biotech Applications&quot;,&quot;title&quot;:&quot;Global Status of Commercialized Biotech/GM Crops in 2018&quot;,&quot;author&quot;:[{&quot;literal&quot;:&quot;ISAAA&quot;}],&quot;issued&quot;:{&quot;date-parts&quot;:[[&quot;2018&quot;]]}},&quot;locator&quot;:&quot;&quot;,&quot;prefix&quot;:&quot;&quot;,&quot;suffix&quot;:&quot;&quot;}],&quot;schema&quot;:&quot;https://github.com/citation-style-language/schema/raw/master/csl-citation.json&quot;} RNDtQot2KOj8s"/><text:span text:style-name="T5">). In the United States, GM corn accounted for 92%, GM soybeans 94%, and GM cotton 96% of the acreage <text:s/>planted in 2020 </text:span><text:span text:style-name="T15"><text:note text:id="ftn1" text:note-class="footnote"><text:note-citation>1</text:note-citation><text:note-body><text:p text:style-name="P22"><text:span text:style-name="T17"><text:s/></text:span><text:a xlink:type="simple" xlink:href="https://www.ers.usda.gov/webdocs/DataFiles/47649/alltables.xls?v=6605.8" text:style-name="Internet_20_link" text:visited-style-name="Visited_20_Internet_20_Link"><text:span text:style-name="Internet_20_link"><text:span text:style-name="T19">https://www.ers.usda.gov/webdocs/DataFiles/47649/alltables.xls?v=6605.8</text:span></text:span></text:a></text:p></text:note-body></text:note></text:span><text:span text:style-name="T16">,</text:span><text:span text:style-name="T16"><text:note text:id="ftn2" text:note-class="footnote"><text:note-citation>2</text:note-citation><text:note-body><text:p text:style-name="P22"><text:span text:style-name="T17"><text:s/></text:span><text:a xlink:type="simple" xlink:href="https://www.ers.usda.gov/data-products/adoption-of-genetically-engineered-crops-in-the-us/recent-trends-in-ge-adoption" text:style-name="Internet_20_link" text:visited-style-name="Visited_20_Internet_20_Link"><text:span text:style-name="Internet_20_link"><text:span text:style-name="T19">https://www.ers.usda.gov/data-products/adoption-of-genetically-engineered-crops-in-the-us/recent-trends-in-ge-adoption</text:span></text:span></text:a></text:p></text:note-body></text:note></text:span><text:span text:style-name="T6">.</text:span></text:p>
        <text:p text:style-name="P15"><text:span text:style-name="T6">This level of adoption throughout the world has resulted in significant socio-economic, health and environmental benefits. In 2018, farm income worldwide from GM crops was US$18.95 billion, with a cumulative total income of US$ 225 billion (</text:span><text:reference-mark-start text:name="ZOTERO_ITEM CSL_CITATION {&quot;citationID&quot;:&quot;QbCG36l3&quot;,&quot;properties&quot;:{&quot;formattedCitation&quot;:&quot;(Brookes and Barfoot, 2020)&quot;,&quot;plainCitation&quot;:&quot;(Brookes and Barfoot, 2020)&quot;,&quot;noteIndex&quot;:0},&quot;citationItems&quot;:[{&quot;id&quot;:1647,&quot;uris&quot;:[&quot;http://zotero.org/users/5334702/items/2CQHPIIA&quot;],&quot;uri&quot;:[&quot;http://zotero.org/users/5334702/items/2CQHPIIA&quot;],&quot;itemData&quot;:{&quot;id&quot;:1647,&quot;type&quot;:&quot;article-journal&quot;,&quot;language&quot;:&quot;en&quot;,&quot;page&quot;:&quot;213&quot;,&quot;source&quot;:&quot;Zotero&quot;,&quot;title&quot;:&quot;GM crops: global socio-economic and environmental impacts 1996-2018&quot;,&quot;author&quot;:[{&quot;family&quot;:&quot;Brookes&quot;,&quot;given&quot;:&quot;Graham&quot;},{&quot;family&quot;:&quot;Barfoot&quot;,&quot;given&quot;:&quot;Peter&quot;}],&quot;issued&quot;:{&quot;date-parts&quot;:[[&quot;2020&quot;]]}},&quot;locator&quot;:&quot;&quot;,&quot;prefix&quot;:&quot;&quot;,&quot;suffix&quot;:&quot;&quot;}],&quot;schema&quot;:&quot;https://github.com/citation-style-language/schema/raw/master/csl-citation.json&quot;} RNDsXec30A3YZ"/><text:span text:style-name="T6">(Brookes and Barfoot, 2020)</text:span><text:reference-mark-end text:name="ZOTERO_ITEM CSL_CITATION {&quot;citationID&quot;:&quot;QbCG36l3&quot;,&quot;properties&quot;:{&quot;formattedCitation&quot;:&quot;(Brookes and Barfoot, 2020)&quot;,&quot;plainCitation&quot;:&quot;(Brookes and Barfoot, 2020)&quot;,&quot;noteIndex&quot;:0},&quot;citationItems&quot;:[{&quot;id&quot;:1647,&quot;uris&quot;:[&quot;http://zotero.org/users/5334702/items/2CQHPIIA&quot;],&quot;uri&quot;:[&quot;http://zotero.org/users/5334702/items/2CQHPIIA&quot;],&quot;itemData&quot;:{&quot;id&quot;:1647,&quot;type&quot;:&quot;article-journal&quot;,&quot;language&quot;:&quot;en&quot;,&quot;page&quot;:&quot;213&quot;,&quot;source&quot;:&quot;Zotero&quot;,&quot;title&quot;:&quot;GM crops: global socio-economic and environmental impacts 1996-2018&quot;,&quot;author&quot;:[{&quot;family&quot;:&quot;Brookes&quot;,&quot;given&quot;:&quot;Graham&quot;},{&quot;family&quot;:&quot;Barfoot&quot;,&quot;given&quot;:&quot;Peter&quot;}],&quot;issued&quot;:{&quot;date-parts&quot;:[[&quot;2020&quot;]]}},&quot;locator&quot;:&quot;&quot;,&quot;prefix&quot;:&quot;&quot;,&quot;suffix&quot;:&quot;&quot;}],&quot;schema&quot;:&quot;https://github.com/citation-style-language/schema/raw/master/csl-citation.json&quot;} RNDsXec30A3YZ"/><text:span text:style-name="T6">). The 2018 annual farm income is equivalent to the Gross Domestic Product of many African countries </text:span><text:span text:style-name="T16"><text:note text:id="ftn3" text:note-class="footnote"><text:note-citation>3</text:note-citation><text:note-body><text:p text:style-name="P22"><text:span text:style-name="T17"><text:s/></text:span><text:a xlink:type="simple" xlink:href="https://data.worldbank.org/indicator/NY.GDP.MKTP.CD" text:style-name="Internet_20_link" text:visited-style-name="Visited_20_Internet_20_Link"><text:span text:style-name="Internet_20_link"><text:span text:style-name="T19">https://data.worldbank.org/indicator/NY.GDP.MKTP.CD</text:span></text:span></text:a></text:p></text:note-body></text:note></text:span><text:span text:style-name="T7">. </text:span><text:bookmark-start text:name="Status_of_GMO_Crop_Deployment"/><text:span text:style-name="T7">Animal</text:span><text:bookmark-end text:name="Status_of_GMO_Crop_Deployment"/><text:span text:style-name="T7"> and human health benefits were also realized, with the reduction in total active ingredient use of 51.7 million kgs (</text:span><text:reference-mark-start text:name="ZOTERO_ITEM CSL_CITATION {&quot;citationID&quot;:&quot;EIJ2UOqH&quot;,&quot;properties&quot;:{&quot;formattedCitation&quot;:&quot;(Brookes and Barfoot, 2020)&quot;,&quot;plainCitation&quot;:&quot;(Brookes and Barfoot, 2020)&quot;,&quot;noteIndex&quot;:0},&quot;citationItems&quot;:[{&quot;id&quot;:1647,&quot;uris&quot;:[&quot;http://zotero.org/users/5334702/items/2CQHPIIA&quot;],&quot;uri&quot;:[&quot;http://zotero.org/users/5334702/items/2CQHPIIA&quot;],&quot;itemData&quot;:{&quot;id&quot;:1647,&quot;type&quot;:&quot;article-journal&quot;,&quot;language&quot;:&quot;en&quot;,&quot;page&quot;:&quot;213&quot;,&quot;source&quot;:&quot;Zotero&quot;,&quot;title&quot;:&quot;GM crops: global socio-economic and environmental impacts 1996-2018&quot;,&quot;author&quot;:[{&quot;family&quot;:&quot;Brookes&quot;,&quot;given&quot;:&quot;Graham&quot;},{&quot;family&quot;:&quot;Barfoot&quot;,&quot;given&quot;:&quot;Peter&quot;}],&quot;issued&quot;:{&quot;date-parts&quot;:[[&quot;2020&quot;]]}},&quot;locator&quot;:&quot;&quot;,&quot;prefix&quot;:&quot;&quot;,&quot;suffix&quot;:&quot;&quot;}],&quot;schema&quot;:&quot;https://github.com/citation-style-language/schema/raw/master/csl-citation.json&quot;} RNDwWaHLqggTD"/><text:span text:style-name="T7">(Brookes and Barfoot, 2020)</text:span><text:reference-mark-end text:name="ZOTERO_ITEM CSL_CITATION {&quot;citationID&quot;:&quot;EIJ2UOqH&quot;,&quot;properties&quot;:{&quot;formattedCitation&quot;:&quot;(Brookes and Barfoot, 2020)&quot;,&quot;plainCitation&quot;:&quot;(Brookes and Barfoot, 2020)&quot;,&quot;noteIndex&quot;:0},&quot;citationItems&quot;:[{&quot;id&quot;:1647,&quot;uris&quot;:[&quot;http://zotero.org/users/5334702/items/2CQHPIIA&quot;],&quot;uri&quot;:[&quot;http://zotero.org/users/5334702/items/2CQHPIIA&quot;],&quot;itemData&quot;:{&quot;id&quot;:1647,&quot;type&quot;:&quot;article-journal&quot;,&quot;language&quot;:&quot;en&quot;,&quot;page&quot;:&quot;213&quot;,&quot;source&quot;:&quot;Zotero&quot;,&quot;title&quot;:&quot;GM crops: global socio-economic and environmental impacts 1996-2018&quot;,&quot;author&quot;:[{&quot;family&quot;:&quot;Brookes&quot;,&quot;given&quot;:&quot;Graham&quot;},{&quot;family&quot;:&quot;Barfoot&quot;,&quot;given&quot;:&quot;Peter&quot;}],&quot;issued&quot;:{&quot;date-parts&quot;:[[&quot;2020&quot;]]}},&quot;locator&quot;:&quot;&quot;,&quot;prefix&quot;:&quot;&quot;,&quot;suffix&quot;:&quot;&quot;}],&quot;schema&quot;:&quot;https://github.com/citation-style-language/schema/raw/master/csl-citation.json&quot;} RNDwWaHLqggTD"/><text:span text:style-name="T7">). This reduction has direct benefits in terms of reducing farmer pesticide poisonings as has been reported for China, India, Pakistan and South Africa (</text:span><text:reference-mark-start text:name="ZOTERO_ITEM CSL_CITATION {&quot;citationID&quot;:&quot;ZTVpWlhI&quot;,&quot;properties&quot;:{&quot;formattedCitation&quot;:&quot;(Smyth, 2020 and references therein)&quot;,&quot;plainCitation&quot;:&quot;(Smyth, 2020 and references therein)&quot;,&quot;noteIndex&quot;:0},&quot;citationItems&quot;:[{&quot;id&quot;:1652,&quot;uris&quot;:[&quot;http://zotero.org/users/5334702/items/CFXPFW3M&quot;],&quot;uri&quot;:[&quot;http://zotero.org/users/5334702/items/CFXPFW3M&quot;],&quot;itemData&quot;:{&quot;id&quot;:1652,&quot;type&quot;:&quot;article-journal&quot;,&quot;container-title&quot;:&quot;Plant Biotechnology Journal&quot;,&quot;DOI&quot;:&quot;10.1111/pbi.13261&quot;,&quot;ISSN&quot;:&quot;1467-7644, 1467-7652&quot;,&quot;issue&quot;:&quot;4&quot;,&quot;journalAbbreviation&quot;:&quot;Plant Biotechnol J&quot;,&quot;language&quot;:&quot;en&quot;,&quot;page&quot;:&quot;887-888&quot;,&quot;source&quot;:&quot;DOI.org (Crossref)&quot;,&quot;title&quot;:&quot;The human health benefits from &lt;span style=\&quot;font-variant:small-caps;\&quot;&gt;GM&lt;/span&gt; crops&quot;,&quot;title-short&quot;:&quot;The human health benefits from &lt;span style=\&quot;font-variant&quot;,&quot;URL&quot;:&quot;https://onlinelibrary.wiley.com/doi/abs/10.1111/pbi.13261&quot;,&quot;volume&quot;:&quot;18&quot;,&quot;author&quot;:[{&quot;family&quot;:&quot;Smyth&quot;,&quot;given&quot;:&quot;Stuart J.&quot;}],&quot;accessed&quot;:{&quot;date-parts&quot;:[[&quot;2020&quot;,7,22]]},&quot;issued&quot;:{&quot;date-parts&quot;:[[&quot;2020&quot;,4]]}},&quot;locator&quot;:&quot;&quot;,&quot;prefix&quot;:&quot;&quot;,&quot;suffix&quot;:&quot;and references therein&quot;}],&quot;schema&quot;:&quot;https://github.com/citation-style-language/schema/raw/master/csl-citation.json&quot;} RNDesxR3aXgf1"/><text:span text:style-name="T7">(Smyth, 2020 and references therein)</text:span><text:reference-mark-end text:name="ZOTERO_ITEM CSL_CITATION {&quot;citationID&quot;:&quot;ZTVpWlhI&quot;,&quot;properties&quot;:{&quot;formattedCitation&quot;:&quot;(Smyth, 2020 and references therein)&quot;,&quot;plainCitation&quot;:&quot;(Smyth, 2020 and references therein)&quot;,&quot;noteIndex&quot;:0},&quot;citationItems&quot;:[{&quot;id&quot;:1652,&quot;uris&quot;:[&quot;http://zotero.org/users/5334702/items/CFXPFW3M&quot;],&quot;uri&quot;:[&quot;http://zotero.org/users/5334702/items/CFXPFW3M&quot;],&quot;itemData&quot;:{&quot;id&quot;:1652,&quot;type&quot;:&quot;article-journal&quot;,&quot;container-title&quot;:&quot;Plant Biotechnology Journal&quot;,&quot;DOI&quot;:&quot;10.1111/pbi.13261&quot;,&quot;ISSN&quot;:&quot;1467-7644, 1467-7652&quot;,&quot;issue&quot;:&quot;4&quot;,&quot;journalAbbreviation&quot;:&quot;Plant Biotechnol J&quot;,&quot;language&quot;:&quot;en&quot;,&quot;page&quot;:&quot;887-888&quot;,&quot;source&quot;:&quot;DOI.org (Crossref)&quot;,&quot;title&quot;:&quot;The human health benefits from &lt;span style=\&quot;font-variant:small-caps;\&quot;&gt;GM&lt;/span&gt; crops&quot;,&quot;title-short&quot;:&quot;The human health benefits from &lt;span style=\&quot;font-variant&quot;,&quot;URL&quot;:&quot;https://onlinelibrary.wiley.com/doi/abs/10.1111/pbi.13261&quot;,&quot;volume&quot;:&quot;18&quot;,&quot;author&quot;:[{&quot;family&quot;:&quot;Smyth&quot;,&quot;given&quot;:&quot;Stuart J.&quot;}],&quot;accessed&quot;:{&quot;date-parts&quot;:[[&quot;2020&quot;,7,22]]},&quot;issued&quot;:{&quot;date-parts&quot;:[[&quot;2020&quot;,4]]}},&quot;locator&quot;:&quot;&quot;,&quot;prefix&quot;:&quot;&quot;,&quot;suffix&quot;:&quot;and references therein&quot;}],&quot;schema&quot;:&quot;https://github.com/citation-style-language/schema/raw/master/csl-citation.json&quot;} RNDesxR3aXgf1"/><text:span text:style-name="T7">). For insect resistant maize, health benefits are also inferred by the reduction levels of mycotoxins, which are toxic—causing neural tube defects—and carcinogenic (</text:span><text:reference-mark-start text:name="ZOTERO_ITEM CSL_CITATION {&quot;citationID&quot;:&quot;DNpUuhSd&quot;,&quot;properties&quot;:{&quot;formattedCitation&quot;:&quot;(Smyth, 2020)&quot;,&quot;plainCitation&quot;:&quot;(Smyth, 2020)&quot;,&quot;noteIndex&quot;:0},&quot;citationItems&quot;:[{&quot;id&quot;:1652,&quot;uris&quot;:[&quot;http://zotero.org/users/5334702/items/CFXPFW3M&quot;],&quot;uri&quot;:[&quot;http://zotero.org/users/5334702/items/CFXPFW3M&quot;],&quot;itemData&quot;:{&quot;id&quot;:1652,&quot;type&quot;:&quot;article-journal&quot;,&quot;container-title&quot;:&quot;Plant Biotechnology Journal&quot;,&quot;DOI&quot;:&quot;10.1111/pbi.13261&quot;,&quot;ISSN&quot;:&quot;1467-7644, 1467-7652&quot;,&quot;issue&quot;:&quot;4&quot;,&quot;journalAbbreviation&quot;:&quot;Plant Biotechnol J&quot;,&quot;language&quot;:&quot;en&quot;,&quot;page&quot;:&quot;887-888&quot;,&quot;source&quot;:&quot;DOI.org (Crossref)&quot;,&quot;title&quot;:&quot;The human health benefits from &lt;span style=\&quot;font-variant:small-caps;\&quot;&gt;GM&lt;/span&gt; crops&quot;,&quot;title-short&quot;:&quot;The human health benefits from &lt;span style=\&quot;font-variant&quot;,&quot;URL&quot;:&quot;https://onlinelibrary.wiley.com/doi/abs/10.1111/pbi.13261&quot;,&quot;volume&quot;:&quot;18&quot;,&quot;author&quot;:[{&quot;family&quot;:&quot;Smyth&quot;,&quot;given&quot;:&quot;Stuart J.&quot;}],&quot;accessed&quot;:{&quot;date-parts&quot;:[[&quot;2020&quot;,7,22]]},&quot;issued&quot;:{&quot;date-parts&quot;:[[&quot;2020&quot;,4]]}},&quot;locator&quot;:&quot;&quot;,&quot;prefix&quot;:&quot;&quot;,&quot;suffix&quot;:&quot;&quot;}],&quot;schema&quot;:&quot;https://github.com/citation-style-language/schema/raw/master/csl-citation.json&quot;} RNDYiFWMnq7Ai"/><text:span text:style-name="T7">(Smyth, 2020)</text:span><text:reference-mark-end text:name="ZOTERO_ITEM CSL_CITATION {&quot;citationID&quot;:&quot;DNpUuhSd&quot;,&quot;properties&quot;:{&quot;formattedCitation&quot;:&quot;(Smyth, 2020)&quot;,&quot;plainCitation&quot;:&quot;(Smyth, 2020)&quot;,&quot;noteIndex&quot;:0},&quot;citationItems&quot;:[{&quot;id&quot;:1652,&quot;uris&quot;:[&quot;http://zotero.org/users/5334702/items/CFXPFW3M&quot;],&quot;uri&quot;:[&quot;http://zotero.org/users/5334702/items/CFXPFW3M&quot;],&quot;itemData&quot;:{&quot;id&quot;:1652,&quot;type&quot;:&quot;article-journal&quot;,&quot;container-title&quot;:&quot;Plant Biotechnology Journal&quot;,&quot;DOI&quot;:&quot;10.1111/pbi.13261&quot;,&quot;ISSN&quot;:&quot;1467-7644, 1467-7652&quot;,&quot;issue&quot;:&quot;4&quot;,&quot;journalAbbreviation&quot;:&quot;Plant Biotechnol J&quot;,&quot;language&quot;:&quot;en&quot;,&quot;page&quot;:&quot;887-888&quot;,&quot;source&quot;:&quot;DOI.org (Crossref)&quot;,&quot;title&quot;:&quot;The human health benefits from &lt;span style=\&quot;font-variant:small-caps;\&quot;&gt;GM&lt;/span&gt; crops&quot;,&quot;title-short&quot;:&quot;The human health benefits from &lt;span style=\&quot;font-variant&quot;,&quot;URL&quot;:&quot;https://onlinelibrary.wiley.com/doi/abs/10.1111/pbi.13261&quot;,&quot;volume&quot;:&quot;18&quot;,&quot;author&quot;:[{&quot;family&quot;:&quot;Smyth&quot;,&quot;given&quot;:&quot;Stuart J.&quot;}],&quot;accessed&quot;:{&quot;date-parts&quot;:[[&quot;2020&quot;,7,22]]},&quot;issued&quot;:{&quot;date-parts&quot;:[[&quot;2020&quot;,4]]}},&quot;locator&quot;:&quot;&quot;,&quot;prefix&quot;:&quot;&quot;,&quot;suffix&quot;:&quot;&quot;}],&quot;schema&quot;:&quot;https://github.com/citation-style-language/schema/raw/master/csl-citation.json&quot;} RNDYiFWMnq7Ai"/><text:span text:style-name="T7">). These effects are particularly beneficial in those developing countries where maize is the staple food. Environmental benefits are also implied to be the result of reduction in pesticide use, through the known impacts of these pesticides on wildlife (</text:span><text:reference-mark-start text:name="ZOTERO_ITEM CSL_CITATION {&quot;citationID&quot;:&quot;e2EiFGws&quot;,&quot;properties&quot;:{&quot;formattedCitation&quot;:&quot;(Brookes and Barfoot, 2020; Siegrist and Hartmann, 2020)&quot;,&quot;plainCitation&quot;:&quot;(Brookes and Barfoot, 2020; Siegrist and Hartmann, 2020)&quot;,&quot;noteIndex&quot;:0},&quot;citationItems&quot;:[{&quot;id&quot;:1647,&quot;uris&quot;:[&quot;http://zotero.org/users/5334702/items/2CQHPIIA&quot;],&quot;uri&quot;:[&quot;http://zotero.org/users/5334702/items/2CQHPIIA&quot;],&quot;itemData&quot;:{&quot;id&quot;:1647,&quot;type&quot;:&quot;article-journal&quot;,&quot;language&quot;:&quot;en&quot;,&quot;page&quot;:&quot;213&quot;,&quot;source&quot;:&quot;Zotero&quot;,&quot;title&quot;:&quot;GM crops: global socio-economic and environmental impacts 1996-2018&quot;,&quot;author&quot;:[{&quot;family&quot;:&quot;Brookes&quot;,&quot;given&quot;:&quot;Graham&quot;},{&quot;family&quot;:&quot;Barfoot&quot;,&quot;given&quot;:&quot;Peter&quot;}],&quot;issued&quot;:{&quot;date-parts&quot;:[[&quot;2020&quot;]]}},&quot;locator&quot;:&quot;&quot;,&quot;prefix&quot;:&quot;&quot;,&quot;suffix&quot;:&quot;&quot;},{&quot;id&quot;:1607,&quot;uris&quot;:[&quot;http://zotero.org/users/5334702/items/WCDRBP8C&quot;],&quot;uri&quot;:[&quot;http://zotero.org/users/5334702/items/WCDRBP8C&quot;],&quot;itemData&quot;:{&quot;id&quot;:1607,&quot;type&quot;:&quot;article-journal&quot;,&quot;container-title&quot;:&quot;Nature Food&quot;,&quot;DOI&quot;:&quot;10.1038/s43016-020-0094-x&quot;,&quot;ISSN&quot;:&quot;2662-1355&quot;,&quot;issue&quot;:&quot;6&quot;,&quot;journalAbbreviation&quot;:&quot;Nat Food&quot;,&quot;language&quot;:&quot;en&quot;,&quot;page&quot;:&quot;343-350&quot;,&quot;source&quot;:&quot;DOI.org (Crossref)&quot;,&quot;title&quot;:&quot;Consumer acceptance of novel food technologies&quot;,&quot;URL&quot;:&quot;http://www.nature.com/articles/s43016-020-0094-x&quot;,&quot;volume&quot;:&quot;1&quot;,&quot;author&quot;:[{&quot;family&quot;:&quot;Siegrist&quot;,&quot;given&quot;:&quot;Michael&quot;},{&quot;family&quot;:&quot;Hartmann&quot;,&quot;given&quot;:&quot;Christina&quot;}],&quot;accessed&quot;:{&quot;date-parts&quot;:[[&quot;2020&quot;,7,21]]},&quot;issued&quot;:{&quot;date-parts&quot;:[[&quot;2020&quot;,6]]}},&quot;locator&quot;:&quot;&quot;,&quot;prefix&quot;:&quot;&quot;,&quot;suffix&quot;:&quot;&quot;}],&quot;schema&quot;:&quot;https://github.com/citation-style-language/schema/raw/master/csl-citation.json&quot;} RNDOonXuLzFgz"/><text:span text:style-name="T7">(Brookes and Barfoot, 2020; Siegrist and Hartmann, 2020)</text:span><text:reference-mark-end text:name="ZOTERO_ITEM CSL_CITATION {&quot;citationID&quot;:&quot;e2EiFGws&quot;,&quot;properties&quot;:{&quot;formattedCitation&quot;:&quot;(Brookes and Barfoot, 2020; Siegrist and Hartmann, 2020)&quot;,&quot;plainCitation&quot;:&quot;(Brookes and Barfoot, 2020; Siegrist and Hartmann, 2020)&quot;,&quot;noteIndex&quot;:0},&quot;citationItems&quot;:[{&quot;id&quot;:1647,&quot;uris&quot;:[&quot;http://zotero.org/users/5334702/items/2CQHPIIA&quot;],&quot;uri&quot;:[&quot;http://zotero.org/users/5334702/items/2CQHPIIA&quot;],&quot;itemData&quot;:{&quot;id&quot;:1647,&quot;type&quot;:&quot;article-journal&quot;,&quot;language&quot;:&quot;en&quot;,&quot;page&quot;:&quot;213&quot;,&quot;source&quot;:&quot;Zotero&quot;,&quot;title&quot;:&quot;GM crops: global socio-economic and environmental impacts 1996-2018&quot;,&quot;author&quot;:[{&quot;family&quot;:&quot;Brookes&quot;,&quot;given&quot;:&quot;Graham&quot;},{&quot;family&quot;:&quot;Barfoot&quot;,&quot;given&quot;:&quot;Peter&quot;}],&quot;issued&quot;:{&quot;date-parts&quot;:[[&quot;2020&quot;]]}},&quot;locator&quot;:&quot;&quot;,&quot;prefix&quot;:&quot;&quot;,&quot;suffix&quot;:&quot;&quot;},{&quot;id&quot;:1607,&quot;uris&quot;:[&quot;http://zotero.org/users/5334702/items/WCDRBP8C&quot;],&quot;uri&quot;:[&quot;http://zotero.org/users/5334702/items/WCDRBP8C&quot;],&quot;itemData&quot;:{&quot;id&quot;:1607,&quot;type&quot;:&quot;article-journal&quot;,&quot;container-title&quot;:&quot;Nature Food&quot;,&quot;DOI&quot;:&quot;10.1038/s43016-020-0094-x&quot;,&quot;ISSN&quot;:&quot;2662-1355&quot;,&quot;issue&quot;:&quot;6&quot;,&quot;journalAbbreviation&quot;:&quot;Nat Food&quot;,&quot;language&quot;:&quot;en&quot;,&quot;page&quot;:&quot;343-350&quot;,&quot;source&quot;:&quot;DOI.org (Crossref)&quot;,&quot;title&quot;:&quot;Consumer acceptance of novel food technologies&quot;,&quot;URL&quot;:&quot;http://www.nature.com/articles/s43016-020-0094-x&quot;,&quot;volume&quot;:&quot;1&quot;,&quot;author&quot;:[{&quot;family&quot;:&quot;Siegrist&quot;,&quot;given&quot;:&quot;Michael&quot;},{&quot;family&quot;:&quot;Hartmann&quot;,&quot;given&quot;:&quot;Christina&quot;}],&quot;accessed&quot;:{&quot;date-parts&quot;:[[&quot;2020&quot;,7,21]]},&quot;issued&quot;:{&quot;date-parts&quot;:[[&quot;2020&quot;,6]]}},&quot;locator&quot;:&quot;&quot;,&quot;prefix&quot;:&quot;&quot;,&quot;suffix&quot;:&quot;&quot;}],&quot;schema&quot;:&quot;https://github.com/citation-style-language/schema/raw/master/csl-citation.json&quot;} RNDOonXuLzFgz"/><text:span text:style-name="T7">).</text:span></text:p>
        <text:p text:style-name="P16"/>
        <text:p text:style-name="P4"/>
        <text:p text:style-name="P31"><text:bookmark-start text:name="Opposition_to_GM_Crops"/>Opposition to GM Crops<text:bookmark-end text:name="Opposition_to_GM_Crops"/></text:p>
        <text:p text:style-name="P21"/>
        <text:p text:style-name="P14"><text:bookmark-start text:name="Opposition_remains"/><text:span text:style-name="T8">Despite</text:span><text:bookmark-end text:name="Opposition_remains"/><text:span text:style-name="T8"> these documented benefits to farmer income, health and the environment, opposition to GM crops remains strong in many parts of the world, in particular Europe (</text:span><text:reference-mark-start text:name="ZOTERO_ITEM CSL_CITATION {&quot;citationID&quot;:&quot;TptSHtCt&quot;,&quot;properties&quot;:{&quot;formattedCitation&quot;:&quot;(ISAAA, 2018; Zilberman et al., 2013)&quot;,&quot;plainCitation&quot;:&quot;(ISAAA, 2018; Zilberman et al., 2013)&quot;,&quot;noteIndex&quot;:0},&quot;citationItems&quot;:[{&quot;id&quot;:1645,&quot;uris&quot;:[&quot;http://zotero.org/users/5334702/items/QDQ4ENZ7&quot;],&quot;uri&quot;:[&quot;http://zotero.org/users/5334702/items/QDQ4ENZ7&quot;],&quot;itemData&quot;:{&quot;id&quot;:1645,&quot;type&quot;:&quot;report&quot;,&quot;collection-title&quot;:&quot;ISAAA Briefs&quot;,&quot;number&quot;:&quot;54-2018&quot;,&quot;publisher&quot;:&quot;International Service for the Acquisition of Agri-biotech Applications&quot;,&quot;title&quot;:&quot;Global Status of Commercialized Biotech/GM Crops in 2018&quot;,&quot;author&quot;:[{&quot;literal&quot;:&quot;ISAAA&quot;}],&quot;issued&quot;:{&quot;date-parts&quot;:[[&quot;2018&quot;]]}},&quot;locator&quot;:&quot;&quot;,&quot;prefix&quot;:&quot;&quot;,&quot;suffix&quot;:&quot;&quot;},{&quot;id&quot;:1597,&quot;uris&quot;:[&quot;http://zotero.org/users/5334702/items/A5LLMP5T&quot;],&quot;uri&quot;:[&quot;http://zotero.org/users/5334702/items/A5LLMP5T&quot;],&quot;itemData&quot;:{&quot;id&quot;:1597,&quot;type&quot;:&quot;article-journal&quot;,&quot;container-title&quot;:&quot;GM Crops &amp; Food&quot;,&quot;DOI&quot;:&quot;10.4161/gmcr.26981&quot;,&quot;ISSN&quot;:&quot;2164-5698, 2164-5701&quot;,&quot;issue&quot;:&quot;3&quot;,&quot;journalAbbreviation&quot;:&quot;GM Crops &amp; Food&quot;,&quot;language&quot;:&quot;en&quot;,&quot;page&quot;:&quot;202-208&quot;,&quot;source&quot;:&quot;DOI.org (Crossref)&quot;,&quot;title&quot;:&quot;Continents divided: Understanding differences between Europe and North America in acceptance of GM crops&quot;,&quot;title-short&quot;:&quot;Continents divided&quot;,&quot;URL&quot;:&quot;http://www.tandfonline.com/doi/abs/10.4161/gmcr.26981&quot;,&quot;volume&quot;:&quot;4&quot;,&quot;author&quot;:[{&quot;family&quot;:&quot;Zilberman&quot;,&quot;given&quot;:&quot;David&quot;},{&quot;family&quot;:&quot;Kaplan&quot;,&quot;given&quot;:&quot;Scott&quot;},{&quot;family&quot;:&quot;Kim&quot;,&quot;given&quot;:&quot;Eunice&quot;},{&quot;family&quot;:&quot;Hochman&quot;,&quot;given&quot;:&quot;Gal&quot;},{&quot;family&quot;:&quot;Graff&quot;,&quot;given&quot;:&quot;Gregory&quot;}],&quot;accessed&quot;:{&quot;date-parts&quot;:[[&quot;2020&quot;,7,21]]},&quot;issued&quot;:{&quot;date-parts&quot;:[[&quot;2013&quot;,7,9]]}},&quot;locator&quot;:&quot;&quot;,&quot;prefix&quot;:&quot;&quot;,&quot;suffix&quot;:&quot;&quot;}],&quot;schema&quot;:&quot;https://github.com/citation-style-language/schema/raw/master/csl-citation.json&quot;} RNDXcdDKgrVNw"/><text:span text:style-name="T8">(ISAAA, 2018; Zilberman et al., 2013)</text:span><text:reference-mark-end text:name="ZOTERO_ITEM CSL_CITATION {&quot;citationID&quot;:&quot;TptSHtCt&quot;,&quot;properties&quot;:{&quot;formattedCitation&quot;:&quot;(ISAAA, 2018; Zilberman et al., 2013)&quot;,&quot;plainCitation&quot;:&quot;(ISAAA, 2018; Zilberman et al., 2013)&quot;,&quot;noteIndex&quot;:0},&quot;citationItems&quot;:[{&quot;id&quot;:1645,&quot;uris&quot;:[&quot;http://zotero.org/users/5334702/items/QDQ4ENZ7&quot;],&quot;uri&quot;:[&quot;http://zotero.org/users/5334702/items/QDQ4ENZ7&quot;],&quot;itemData&quot;:{&quot;id&quot;:1645,&quot;type&quot;:&quot;report&quot;,&quot;collection-title&quot;:&quot;ISAAA Briefs&quot;,&quot;number&quot;:&quot;54-2018&quot;,&quot;publisher&quot;:&quot;International Service for the Acquisition of Agri-biotech Applications&quot;,&quot;title&quot;:&quot;Global Status of Commercialized Biotech/GM Crops in 2018&quot;,&quot;author&quot;:[{&quot;literal&quot;:&quot;ISAAA&quot;}],&quot;issued&quot;:{&quot;date-parts&quot;:[[&quot;2018&quot;]]}},&quot;locator&quot;:&quot;&quot;,&quot;prefix&quot;:&quot;&quot;,&quot;suffix&quot;:&quot;&quot;},{&quot;id&quot;:1597,&quot;uris&quot;:[&quot;http://zotero.org/users/5334702/items/A5LLMP5T&quot;],&quot;uri&quot;:[&quot;http://zotero.org/users/5334702/items/A5LLMP5T&quot;],&quot;itemData&quot;:{&quot;id&quot;:1597,&quot;type&quot;:&quot;article-journal&quot;,&quot;container-title&quot;:&quot;GM Crops &amp; Food&quot;,&quot;DOI&quot;:&quot;10.4161/gmcr.26981&quot;,&quot;ISSN&quot;:&quot;2164-5698, 2164-5701&quot;,&quot;issue&quot;:&quot;3&quot;,&quot;journalAbbreviation&quot;:&quot;GM Crops &amp; Food&quot;,&quot;language&quot;:&quot;en&quot;,&quot;page&quot;:&quot;202-208&quot;,&quot;source&quot;:&quot;DOI.org (Crossref)&quot;,&quot;title&quot;:&quot;Continents divided: Understanding differences between Europe and North America in acceptance of GM crops&quot;,&quot;title-short&quot;:&quot;Continents divided&quot;,&quot;URL&quot;:&quot;http://www.tandfonline.com/doi/abs/10.4161/gmcr.26981&quot;,&quot;volume&quot;:&quot;4&quot;,&quot;author&quot;:[{&quot;family&quot;:&quot;Zilberman&quot;,&quot;given&quot;:&quot;David&quot;},{&quot;family&quot;:&quot;Kaplan&quot;,&quot;given&quot;:&quot;Scott&quot;},{&quot;family&quot;:&quot;Kim&quot;,&quot;given&quot;:&quot;Eunice&quot;},{&quot;family&quot;:&quot;Hochman&quot;,&quot;given&quot;:&quot;Gal&quot;},{&quot;family&quot;:&quot;Graff&quot;,&quot;given&quot;:&quot;Gregory&quot;}],&quot;accessed&quot;:{&quot;date-parts&quot;:[[&quot;2020&quot;,7,21]]},&quot;issued&quot;:{&quot;date-parts&quot;:[[&quot;2013&quot;,7,9]]}},&quot;locator&quot;:&quot;&quot;,&quot;prefix&quot;:&quot;&quot;,&quot;suffix&quot;:&quot;&quot;}],&quot;schema&quot;:&quot;https://github.com/citation-style-language/schema/raw/master/csl-citation.json&quot;} RNDXcdDKgrVNw"/><text:span text:style-name="T8">), with its consequent impact on Africa (</text:span><text:reference-mark-start text:name="ZOTERO_ITEM CSL_CITATION {&quot;citationID&quot;:&quot;OZbmG1Y6&quot;,&quot;properties&quot;:{&quot;formattedCitation&quot;:&quot;(Huffman et al., 2003)&quot;,&quot;plainCitation&quot;:&quot;(Huffman et al., 2003)&quot;,&quot;noteIndex&quot;:0},&quot;citationItems&quot;:[{&quot;id&quot;:1585,&quot;uris&quot;:[&quot;http://zotero.org/users/5334702/items/R3839H27&quot;],&quot;uri&quot;:[&quot;http://zotero.org/users/5334702/items/R3839H27&quot;],&quot;itemData&quot;:{&quot;id&quot;:1585,&quot;type&quot;:&quot;report&quot;,&quot;event-place&quot;:&quot;Ames, Iowa&quot;,&quot;genre&quot;:&quot;Working Paper&quot;,&quot;language&quot;:&quot;en&quot;,&quot;number&quot;:&quot;03017&quot;,&quot;page&quot;:&quot;37&quot;,&quot;publisher&quot;:&quot;Iowa State University&quot;,&quot;publisher-place&quot;:&quot;Ames, Iowa&quot;,&quot;source&quot;:&quot;Zotero&quot;,&quot;title&quot;:&quot;Better Dead than GM-Fed? Information and the Effects of Consumers’ Resistance to GM-Foods in High-Income Countries&quot;,&quot;author&quot;:[{&quot;family&quot;:&quot;Huffman&quot;,&quot;given&quot;:&quot;Wallace E&quot;},{&quot;family&quot;:&quot;Rousu&quot;,&quot;given&quot;:&quot;Matthew&quot;},{&quot;family&quot;:&quot;Shogren&quot;,&quot;given&quot;:&quot;Jason F&quot;},{&quot;family&quot;:&quot;Tegene&quot;,&quot;given&quot;:&quot;Abebayehu&quot;}],&quot;issued&quot;:{&quot;date-parts&quot;:[[&quot;2003&quot;]]}},&quot;locator&quot;:&quot;&quot;,&quot;prefix&quot;:&quot;&quot;,&quot;suffix&quot;:&quot;&quot;}],&quot;schema&quot;:&quot;https://github.com/citation-style-language/schema/raw/master/csl-citation.json&quot;} RNDSVjntYSHf0"/><text:span text:style-name="T8">(Huffman et al., 2003)</text:span><text:reference-mark-end text:name="ZOTERO_ITEM CSL_CITATION {&quot;citationID&quot;:&quot;OZbmG1Y6&quot;,&quot;properties&quot;:{&quot;formattedCitation&quot;:&quot;(Huffman et al., 2003)&quot;,&quot;plainCitation&quot;:&quot;(Huffman et al., 2003)&quot;,&quot;noteIndex&quot;:0},&quot;citationItems&quot;:[{&quot;id&quot;:1585,&quot;uris&quot;:[&quot;http://zotero.org/users/5334702/items/R3839H27&quot;],&quot;uri&quot;:[&quot;http://zotero.org/users/5334702/items/R3839H27&quot;],&quot;itemData&quot;:{&quot;id&quot;:1585,&quot;type&quot;:&quot;report&quot;,&quot;event-place&quot;:&quot;Ames, Iowa&quot;,&quot;genre&quot;:&quot;Working Paper&quot;,&quot;language&quot;:&quot;en&quot;,&quot;number&quot;:&quot;03017&quot;,&quot;page&quot;:&quot;37&quot;,&quot;publisher&quot;:&quot;Iowa State University&quot;,&quot;publisher-place&quot;:&quot;Ames, Iowa&quot;,&quot;source&quot;:&quot;Zotero&quot;,&quot;title&quot;:&quot;Better Dead than GM-Fed? Information and the Effects of Consumers’ Resistance to GM-Foods in High-Income Countries&quot;,&quot;author&quot;:[{&quot;family&quot;:&quot;Huffman&quot;,&quot;given&quot;:&quot;Wallace E&quot;},{&quot;family&quot;:&quot;Rousu&quot;,&quot;given&quot;:&quot;Matthew&quot;},{&quot;family&quot;:&quot;Shogren&quot;,&quot;given&quot;:&quot;Jason F&quot;},{&quot;family&quot;:&quot;Tegene&quot;,&quot;given&quot;:&quot;Abebayehu&quot;}],&quot;issued&quot;:{&quot;date-parts&quot;:[[&quot;2003&quot;]]}},&quot;locator&quot;:&quot;&quot;,&quot;prefix&quot;:&quot;&quot;,&quot;suffix&quot;:&quot;&quot;}],&quot;schema&quot;:&quot;https://github.com/citation-style-language/schema/raw/master/csl-citation.json&quot;} RNDSVjntYSHf0"/><text:span text:style-name="T8">). Even in countries where there is widespread adoption by farmers, the consuming public remains divided over the safety or simply the overall acceptability of these products. The acceptance or rejection of GM crops by different populations has been studied extensively over the years. The lessons learned from the experience of deployment of GM crops could provide lessons for the development and deployment of gene drive technologies, which are currently receiving attention similar </text:span><text:soft-page-break/><text:span text:style-name="T8">to that which was experienced by GM crops while they were being developed and when they were initially introduced. Interestingly, in the light of GM organisms containing gene drives, GM crops and other “traditional” transgenic products recently seem to be viewed in a more benign light, due to their familiarity, even by long-term opponents of GMOs.</text:span></text:p>
        <text:p text:style-name="P5"/>
        <text:p text:style-name="P31"><text:bookmark-start text:name="A_story_from_Africa"/>A story from Africa<text:bookmark-end text:name="A_story_from_Africa"/></text:p>
        <text:p text:style-name="P21"/>
        <text:p text:style-name="P14"><text:bookmark-start text:name="The_case_of_opposition_to_GM_m"/><text:span text:style-name="T8">In</text:span><text:bookmark-end text:name="The_case_of_opposition_to_GM_m"/><text:span text:style-name="T8"> 2002, Southern Africa (Zambia, Mozambique, Malawi, Zimbabwe, Swaziland and Lesotho) faced a food crisis (</text:span><text:reference-mark-start text:name="ZOTERO_ITEM CSL_CITATION {&quot;citationID&quot;:&quot;9JJMrjTx&quot;,&quot;properties&quot;:{&quot;formattedCitation&quot;:&quot;(Huffman et al., 2003)&quot;,&quot;plainCitation&quot;:&quot;(Huffman et al., 2003)&quot;,&quot;noteIndex&quot;:0},&quot;citationItems&quot;:[{&quot;id&quot;:1585,&quot;uris&quot;:[&quot;http://zotero.org/users/5334702/items/R3839H27&quot;],&quot;uri&quot;:[&quot;http://zotero.org/users/5334702/items/R3839H27&quot;],&quot;itemData&quot;:{&quot;id&quot;:1585,&quot;type&quot;:&quot;report&quot;,&quot;event-place&quot;:&quot;Ames, Iowa&quot;,&quot;genre&quot;:&quot;Working Paper&quot;,&quot;language&quot;:&quot;en&quot;,&quot;number&quot;:&quot;03017&quot;,&quot;page&quot;:&quot;37&quot;,&quot;publisher&quot;:&quot;Iowa State University&quot;,&quot;publisher-place&quot;:&quot;Ames, Iowa&quot;,&quot;source&quot;:&quot;Zotero&quot;,&quot;title&quot;:&quot;Better Dead than GM-Fed? Information and the Effects of Consumers’ Resistance to GM-Foods in High-Income Countries&quot;,&quot;author&quot;:[{&quot;family&quot;:&quot;Huffman&quot;,&quot;given&quot;:&quot;Wallace E&quot;},{&quot;family&quot;:&quot;Rousu&quot;,&quot;given&quot;:&quot;Matthew&quot;},{&quot;family&quot;:&quot;Shogren&quot;,&quot;given&quot;:&quot;Jason F&quot;},{&quot;family&quot;:&quot;Tegene&quot;,&quot;given&quot;:&quot;Abebayehu&quot;}],&quot;issued&quot;:{&quot;date-parts&quot;:[[&quot;2003&quot;]]}},&quot;locator&quot;:&quot;&quot;,&quot;prefix&quot;:&quot;&quot;,&quot;suffix&quot;:&quot;&quot;}],&quot;schema&quot;:&quot;https://github.com/citation-style-language/schema/raw/master/csl-citation.json&quot;} RNDYe9J1Ehbxr"/><text:span text:style-name="T8">(Huffman et al., 2003)</text:span><text:reference-mark-end text:name="ZOTERO_ITEM CSL_CITATION {&quot;citationID&quot;:&quot;9JJMrjTx&quot;,&quot;properties&quot;:{&quot;formattedCitation&quot;:&quot;(Huffman et al., 2003)&quot;,&quot;plainCitation&quot;:&quot;(Huffman et al., 2003)&quot;,&quot;noteIndex&quot;:0},&quot;citationItems&quot;:[{&quot;id&quot;:1585,&quot;uris&quot;:[&quot;http://zotero.org/users/5334702/items/R3839H27&quot;],&quot;uri&quot;:[&quot;http://zotero.org/users/5334702/items/R3839H27&quot;],&quot;itemData&quot;:{&quot;id&quot;:1585,&quot;type&quot;:&quot;report&quot;,&quot;event-place&quot;:&quot;Ames, Iowa&quot;,&quot;genre&quot;:&quot;Working Paper&quot;,&quot;language&quot;:&quot;en&quot;,&quot;number&quot;:&quot;03017&quot;,&quot;page&quot;:&quot;37&quot;,&quot;publisher&quot;:&quot;Iowa State University&quot;,&quot;publisher-place&quot;:&quot;Ames, Iowa&quot;,&quot;source&quot;:&quot;Zotero&quot;,&quot;title&quot;:&quot;Better Dead than GM-Fed? Information and the Effects of Consumers’ Resistance to GM-Foods in High-Income Countries&quot;,&quot;author&quot;:[{&quot;family&quot;:&quot;Huffman&quot;,&quot;given&quot;:&quot;Wallace E&quot;},{&quot;family&quot;:&quot;Rousu&quot;,&quot;given&quot;:&quot;Matthew&quot;},{&quot;family&quot;:&quot;Shogren&quot;,&quot;given&quot;:&quot;Jason F&quot;},{&quot;family&quot;:&quot;Tegene&quot;,&quot;given&quot;:&quot;Abebayehu&quot;}],&quot;issued&quot;:{&quot;date-parts&quot;:[[&quot;2003&quot;]]}},&quot;locator&quot;:&quot;&quot;,&quot;prefix&quot;:&quot;&quot;,&quot;suffix&quot;:&quot;&quot;}],&quot;schema&quot;:&quot;https://github.com/citation-style-language/schema/raw/master/csl-citation.json&quot;} RNDYe9J1Ehbxr"/><text:span text:style-name="T8">, </text:span><text:reference-mark-start text:name="ZOTERO_ITEM CSL_CITATION {&quot;citationID&quot;:&quot;9eEsU347&quot;,&quot;properties&quot;:{&quot;formattedCitation&quot;:&quot;(Zerbe, 2004)&quot;,&quot;plainCitation&quot;:&quot;(Zerbe, 2004)&quot;,&quot;noteIndex&quot;:0},&quot;citationItems&quot;:[{&quot;id&quot;:1589,&quot;uris&quot;:[&quot;http://zotero.org/users/5334702/items/6NV9SJNL&quot;],&quot;uri&quot;:[&quot;http://zotero.org/users/5334702/items/6NV9SJNL&quot;],&quot;itemData&quot;:{&quot;id&quot;:1589,&quot;type&quot;:&quot;article-journal&quot;,&quot;abstract&quot;:&quot;The inclusion of genetically modiﬁed maize in food aid shipments to Southern Africa during the 2002 food crisis rekindled debates over agricultural biotechnology. As the region edged ever closer to famine – putting the lives to some 14 million Africans at risk – corporate pundits, government oﬃcials and biotechÕs critics debated the health and environmental dangers posed by the new technology.&quot;,&quot;container-title&quot;:&quot;Food Policy&quot;,&quot;DOI&quot;:&quot;10.1016/j.foodpol.2004.09.002&quot;,&quot;ISSN&quot;:&quot;03069192&quot;,&quot;issue&quot;:&quot;6&quot;,&quot;journalAbbreviation&quot;:&quot;Food Policy&quot;,&quot;language&quot;:&quot;en&quot;,&quot;page&quot;:&quot;593-608&quot;,&quot;source&quot;:&quot;DOI.org (Crossref)&quot;,&quot;title&quot;:&quot;Feeding the famine? American food aid and the GMO debate in Southern Africa&quot;,&quot;title-short&quot;:&quot;Feeding the famine?&quot;,&quot;URL&quot;:&quot;https://linkinghub.elsevier.com/retrieve/pii/S030691920400065X&quot;,&quot;volume&quot;:&quot;29&quot;,&quot;author&quot;:[{&quot;family&quot;:&quot;Zerbe&quot;,&quot;given&quot;:&quot;Noah&quot;}],&quot;accessed&quot;:{&quot;date-parts&quot;:[[&quot;2020&quot;,7,20]]},&quot;issued&quot;:{&quot;date-parts&quot;:[[&quot;2004&quot;,12]]}},&quot;locator&quot;:&quot;&quot;,&quot;prefix&quot;:&quot;&quot;,&quot;suffix&quot;:&quot;&quot;}],&quot;schema&quot;:&quot;https://github.com/citation-style-language/schema/raw/master/csl-citation.json&quot;} RNDgm7I6jZHgj"/><text:span text:style-name="T8">(Zerbe, 2004)</text:span><text:reference-mark-end text:name="ZOTERO_ITEM CSL_CITATION {&quot;citationID&quot;:&quot;9eEsU347&quot;,&quot;properties&quot;:{&quot;formattedCitation&quot;:&quot;(Zerbe, 2004)&quot;,&quot;plainCitation&quot;:&quot;(Zerbe, 2004)&quot;,&quot;noteIndex&quot;:0},&quot;citationItems&quot;:[{&quot;id&quot;:1589,&quot;uris&quot;:[&quot;http://zotero.org/users/5334702/items/6NV9SJNL&quot;],&quot;uri&quot;:[&quot;http://zotero.org/users/5334702/items/6NV9SJNL&quot;],&quot;itemData&quot;:{&quot;id&quot;:1589,&quot;type&quot;:&quot;article-journal&quot;,&quot;abstract&quot;:&quot;The inclusion of genetically modiﬁed maize in food aid shipments to Southern Africa during the 2002 food crisis rekindled debates over agricultural biotechnology. As the region edged ever closer to famine – putting the lives to some 14 million Africans at risk – corporate pundits, government oﬃcials and biotechÕs critics debated the health and environmental dangers posed by the new technology.&quot;,&quot;container-title&quot;:&quot;Food Policy&quot;,&quot;DOI&quot;:&quot;10.1016/j.foodpol.2004.09.002&quot;,&quot;ISSN&quot;:&quot;03069192&quot;,&quot;issue&quot;:&quot;6&quot;,&quot;journalAbbreviation&quot;:&quot;Food Policy&quot;,&quot;language&quot;:&quot;en&quot;,&quot;page&quot;:&quot;593-608&quot;,&quot;source&quot;:&quot;DOI.org (Crossref)&quot;,&quot;title&quot;:&quot;Feeding the famine? American food aid and the GMO debate in Southern Africa&quot;,&quot;title-short&quot;:&quot;Feeding the famine?&quot;,&quot;URL&quot;:&quot;https://linkinghub.elsevier.com/retrieve/pii/S030691920400065X&quot;,&quot;volume&quot;:&quot;29&quot;,&quot;author&quot;:[{&quot;family&quot;:&quot;Zerbe&quot;,&quot;given&quot;:&quot;Noah&quot;}],&quot;accessed&quot;:{&quot;date-parts&quot;:[[&quot;2020&quot;,7,20]]},&quot;issued&quot;:{&quot;date-parts&quot;:[[&quot;2004&quot;,12]]}},&quot;locator&quot;:&quot;&quot;,&quot;prefix&quot;:&quot;&quot;,&quot;suffix&quot;:&quot;&quot;}],&quot;schema&quot;:&quot;https://github.com/citation-style-language/schema/raw/master/csl-citation.json&quot;} RNDgm7I6jZHgj"/><text:span text:style-name="T8">,</text:span><text:reference-mark-start text:name="ZOTERO_ITEM CSL_CITATION {&quot;citationID&quot;:&quot;QnLb7noR&quot;,&quot;properties&quot;:{&quot;formattedCitation&quot;:&quot;(Dorward and Kydd, 2004)&quot;,&quot;plainCitation&quot;:&quot;(Dorward and Kydd, 2004)&quot;,&quot;noteIndex&quot;:0},&quot;citationItems&quot;:[{&quot;id&quot;:1591,&quot;uris&quot;:[&quot;http://zotero.org/users/5334702/items/VHXWK3TG&quot;],&quot;uri&quot;:[&quot;http://zotero.org/users/5334702/items/VHXWK3TG&quot;],&quot;itemData&quot;:{&quot;id&quot;:1591,&quot;type&quot;:&quot;article-journal&quot;,&quot;abstract&quot;:&quot;The recent food crisis in Malawi has drawn stark attention to the failures of development policies over the last forty years to create wealth and develop a robust economy or the markets on which such an economy must depend. Current market liberalisation policies have achieved at best mixed success in addressing the generic problems inhibiting smallholder agricultural development: low returns to farmers' and service providers' investments, with high risks from natural shocks, price variations, coordination failure and opportunistic behaviour. Postindependence institutional mechanisms in Malawi were more successful in addressing some of these problems, in particular those of coordination risk, although external and internal difficulties led to increasing costs and declining effectiveness of these mechanisms, and to their collapse. They do provide, however, important lessons about the different failures of both market intervention and market liberalisation policies. We suggest and discuss a set of critical elements needed for economic development and wealth creation in poor rural areas, and propose four basic principles to guide the search for, and design and implementation of, effective rural development strategies and policies.&quot;,&quot;container-title&quot;:&quot;The Journal of Modern African Studies&quot;,&quot;DOI&quot;:&quot;10.1017/S0022278X04000229&quot;,&quot;ISSN&quot;:&quot;0022-278X, 1469-7777&quot;,&quot;issue&quot;:&quot;3&quot;,&quot;journalAbbreviation&quot;:&quot;J. Mod. Afr. Stud.&quot;,&quot;language&quot;:&quot;en&quot;,&quot;page&quot;:&quot;343-361&quot;,&quot;source&quot;:&quot;DOI.org (Crossref)&quot;,&quot;title&quot;:&quot;The Malawi 2002 food crisis: the rural development challenge&quot;,&quot;title-short&quot;:&quot;The Malawi 2002 food crisis&quot;,&quot;URL&quot;:&quot;https://www.cambridge.org/core/product/identifier/S0022278X04000229/type/journal_article&quot;,&quot;volume&quot;:&quot;42&quot;,&quot;author&quot;:[{&quot;family&quot;:&quot;Dorward&quot;,&quot;given&quot;:&quot;Andrew&quot;},{&quot;family&quot;:&quot;Kydd&quot;,&quot;given&quot;:&quot;Jonathan&quot;}],&quot;accessed&quot;:{&quot;date-parts&quot;:[[&quot;2020&quot;,7,20]]},&quot;issued&quot;:{&quot;date-parts&quot;:[[&quot;2004&quot;,9]]}},&quot;locator&quot;:&quot;&quot;,&quot;prefix&quot;:&quot;&quot;,&quot;suffix&quot;:&quot;&quot;}],&quot;schema&quot;:&quot;https://github.com/citation-style-language/schema/raw/master/csl-citation.json&quot;} RNDdl5t5z31FI"/><text:span text:style-name="T8">(Dorward and Kydd, 2004)</text:span><text:reference-mark-end text:name="ZOTERO_ITEM CSL_CITATION {&quot;citationID&quot;:&quot;QnLb7noR&quot;,&quot;properties&quot;:{&quot;formattedCitation&quot;:&quot;(Dorward and Kydd, 2004)&quot;,&quot;plainCitation&quot;:&quot;(Dorward and Kydd, 2004)&quot;,&quot;noteIndex&quot;:0},&quot;citationItems&quot;:[{&quot;id&quot;:1591,&quot;uris&quot;:[&quot;http://zotero.org/users/5334702/items/VHXWK3TG&quot;],&quot;uri&quot;:[&quot;http://zotero.org/users/5334702/items/VHXWK3TG&quot;],&quot;itemData&quot;:{&quot;id&quot;:1591,&quot;type&quot;:&quot;article-journal&quot;,&quot;abstract&quot;:&quot;The recent food crisis in Malawi has drawn stark attention to the failures of development policies over the last forty years to create wealth and develop a robust economy or the markets on which such an economy must depend. Current market liberalisation policies have achieved at best mixed success in addressing the generic problems inhibiting smallholder agricultural development: low returns to farmers' and service providers' investments, with high risks from natural shocks, price variations, coordination failure and opportunistic behaviour. Postindependence institutional mechanisms in Malawi were more successful in addressing some of these problems, in particular those of coordination risk, although external and internal difficulties led to increasing costs and declining effectiveness of these mechanisms, and to their collapse. They do provide, however, important lessons about the different failures of both market intervention and market liberalisation policies. We suggest and discuss a set of critical elements needed for economic development and wealth creation in poor rural areas, and propose four basic principles to guide the search for, and design and implementation of, effective rural development strategies and policies.&quot;,&quot;container-title&quot;:&quot;The Journal of Modern African Studies&quot;,&quot;DOI&quot;:&quot;10.1017/S0022278X04000229&quot;,&quot;ISSN&quot;:&quot;0022-278X, 1469-7777&quot;,&quot;issue&quot;:&quot;3&quot;,&quot;journalAbbreviation&quot;:&quot;J. Mod. Afr. Stud.&quot;,&quot;language&quot;:&quot;en&quot;,&quot;page&quot;:&quot;343-361&quot;,&quot;source&quot;:&quot;DOI.org (Crossref)&quot;,&quot;title&quot;:&quot;The Malawi 2002 food crisis: the rural development challenge&quot;,&quot;title-short&quot;:&quot;The Malawi 2002 food crisis&quot;,&quot;URL&quot;:&quot;https://www.cambridge.org/core/product/identifier/S0022278X04000229/type/journal_article&quot;,&quot;volume&quot;:&quot;42&quot;,&quot;author&quot;:[{&quot;family&quot;:&quot;Dorward&quot;,&quot;given&quot;:&quot;Andrew&quot;},{&quot;family&quot;:&quot;Kydd&quot;,&quot;given&quot;:&quot;Jonathan&quot;}],&quot;accessed&quot;:{&quot;date-parts&quot;:[[&quot;2020&quot;,7,20]]},&quot;issued&quot;:{&quot;date-parts&quot;:[[&quot;2004&quot;,9]]}},&quot;locator&quot;:&quot;&quot;,&quot;prefix&quot;:&quot;&quot;,&quot;suffix&quot;:&quot;&quot;}],&quot;schema&quot;:&quot;https://github.com/citation-style-language/schema/raw/master/csl-citation.json&quot;} RNDdl5t5z31FI"/><text:span text:style-name="T8">). More than 15 million people were “dangerously hungry”, and 3 million faced starvation due to a number of factors, including climate (leading to drought), HIV/AIDS, structural adjustment, debt, collapsing public services, and poor governance (</text:span><text:reference-mark-start text:name="ZOTERO_ITEM CSL_CITATION {&quot;citationID&quot;:&quot;106p5a3v&quot;,&quot;properties&quot;:{&quot;formattedCitation&quot;:&quot;(Huffman et al., 2003)&quot;,&quot;plainCitation&quot;:&quot;(Huffman et al., 2003)&quot;,&quot;noteIndex&quot;:0},&quot;citationItems&quot;:[{&quot;id&quot;:1585,&quot;uris&quot;:[&quot;http://zotero.org/users/5334702/items/R3839H27&quot;],&quot;uri&quot;:[&quot;http://zotero.org/users/5334702/items/R3839H27&quot;],&quot;itemData&quot;:{&quot;id&quot;:1585,&quot;type&quot;:&quot;report&quot;,&quot;event-place&quot;:&quot;Ames, Iowa&quot;,&quot;genre&quot;:&quot;Working Paper&quot;,&quot;language&quot;:&quot;en&quot;,&quot;number&quot;:&quot;03017&quot;,&quot;page&quot;:&quot;37&quot;,&quot;publisher&quot;:&quot;Iowa State University&quot;,&quot;publisher-place&quot;:&quot;Ames, Iowa&quot;,&quot;source&quot;:&quot;Zotero&quot;,&quot;title&quot;:&quot;Better Dead than GM-Fed? Information and the Effects of Consumers’ Resistance to GM-Foods in High-Income Countries&quot;,&quot;author&quot;:[{&quot;family&quot;:&quot;Huffman&quot;,&quot;given&quot;:&quot;Wallace E&quot;},{&quot;family&quot;:&quot;Rousu&quot;,&quot;given&quot;:&quot;Matthew&quot;},{&quot;family&quot;:&quot;Shogren&quot;,&quot;given&quot;:&quot;Jason F&quot;},{&quot;family&quot;:&quot;Tegene&quot;,&quot;given&quot;:&quot;Abebayehu&quot;}],&quot;issued&quot;:{&quot;date-parts&quot;:[[&quot;2003&quot;]]}},&quot;locator&quot;:&quot;&quot;,&quot;prefix&quot;:&quot;&quot;,&quot;suffix&quot;:&quot;&quot;}],&quot;schema&quot;:&quot;https://github.com/citation-style-language/schema/raw/master/csl-citation.json&quot;} RND3NAUlXV2sl"/><text:span text:style-name="T8">(Huffman et al., 2003)</text:span><text:reference-mark-end text:name="ZOTERO_ITEM CSL_CITATION {&quot;citationID&quot;:&quot;106p5a3v&quot;,&quot;properties&quot;:{&quot;formattedCitation&quot;:&quot;(Huffman et al., 2003)&quot;,&quot;plainCitation&quot;:&quot;(Huffman et al., 2003)&quot;,&quot;noteIndex&quot;:0},&quot;citationItems&quot;:[{&quot;id&quot;:1585,&quot;uris&quot;:[&quot;http://zotero.org/users/5334702/items/R3839H27&quot;],&quot;uri&quot;:[&quot;http://zotero.org/users/5334702/items/R3839H27&quot;],&quot;itemData&quot;:{&quot;id&quot;:1585,&quot;type&quot;:&quot;report&quot;,&quot;event-place&quot;:&quot;Ames, Iowa&quot;,&quot;genre&quot;:&quot;Working Paper&quot;,&quot;language&quot;:&quot;en&quot;,&quot;number&quot;:&quot;03017&quot;,&quot;page&quot;:&quot;37&quot;,&quot;publisher&quot;:&quot;Iowa State University&quot;,&quot;publisher-place&quot;:&quot;Ames, Iowa&quot;,&quot;source&quot;:&quot;Zotero&quot;,&quot;title&quot;:&quot;Better Dead than GM-Fed? Information and the Effects of Consumers’ Resistance to GM-Foods in High-Income Countries&quot;,&quot;author&quot;:[{&quot;family&quot;:&quot;Huffman&quot;,&quot;given&quot;:&quot;Wallace E&quot;},{&quot;family&quot;:&quot;Rousu&quot;,&quot;given&quot;:&quot;Matthew&quot;},{&quot;family&quot;:&quot;Shogren&quot;,&quot;given&quot;:&quot;Jason F&quot;},{&quot;family&quot;:&quot;Tegene&quot;,&quot;given&quot;:&quot;Abebayehu&quot;}],&quot;issued&quot;:{&quot;date-parts&quot;:[[&quot;2003&quot;]]}},&quot;locator&quot;:&quot;&quot;,&quot;prefix&quot;:&quot;&quot;,&quot;suffix&quot;:&quot;&quot;}],&quot;schema&quot;:&quot;https://github.com/citation-style-language/schema/raw/master/csl-citation.json&quot;} RND3NAUlXV2sl"/><text:span text:style-name="T8">, </text:span><text:reference-mark-start text:name="ZOTERO_ITEM CSL_CITATION {&quot;citationID&quot;:&quot;HPyJpxq4&quot;,&quot;properties&quot;:{&quot;formattedCitation&quot;:&quot;(Zerbe, 2004)&quot;,&quot;plainCitation&quot;:&quot;(Zerbe, 2004)&quot;,&quot;noteIndex&quot;:0},&quot;citationItems&quot;:[{&quot;id&quot;:1589,&quot;uris&quot;:[&quot;http://zotero.org/users/5334702/items/6NV9SJNL&quot;],&quot;uri&quot;:[&quot;http://zotero.org/users/5334702/items/6NV9SJNL&quot;],&quot;itemData&quot;:{&quot;id&quot;:1589,&quot;type&quot;:&quot;article-journal&quot;,&quot;abstract&quot;:&quot;The inclusion of genetically modiﬁed maize in food aid shipments to Southern Africa during the 2002 food crisis rekindled debates over agricultural biotechnology. As the region edged ever closer to famine – putting the lives to some 14 million Africans at risk – corporate pundits, government oﬃcials and biotechÕs critics debated the health and environmental dangers posed by the new technology.&quot;,&quot;container-title&quot;:&quot;Food Policy&quot;,&quot;DOI&quot;:&quot;10.1016/j.foodpol.2004.09.002&quot;,&quot;ISSN&quot;:&quot;03069192&quot;,&quot;issue&quot;:&quot;6&quot;,&quot;journalAbbreviation&quot;:&quot;Food Policy&quot;,&quot;language&quot;:&quot;en&quot;,&quot;page&quot;:&quot;593-608&quot;,&quot;source&quot;:&quot;DOI.org (Crossref)&quot;,&quot;title&quot;:&quot;Feeding the famine? American food aid and the GMO debate in Southern Africa&quot;,&quot;title-short&quot;:&quot;Feeding the famine?&quot;,&quot;URL&quot;:&quot;https://linkinghub.elsevier.com/retrieve/pii/S030691920400065X&quot;,&quot;volume&quot;:&quot;29&quot;,&quot;author&quot;:[{&quot;family&quot;:&quot;Zerbe&quot;,&quot;given&quot;:&quot;Noah&quot;}],&quot;accessed&quot;:{&quot;date-parts&quot;:[[&quot;2020&quot;,7,20]]},&quot;issued&quot;:{&quot;date-parts&quot;:[[&quot;2004&quot;,12]]}},&quot;locator&quot;:&quot;&quot;,&quot;prefix&quot;:&quot;&quot;,&quot;suffix&quot;:&quot;&quot;}],&quot;schema&quot;:&quot;https://github.com/citation-style-language/schema/raw/master/csl-citation.json&quot;} RNDcTauHcAIov"/><text:span text:style-name="T8">(Zerbe, 2004)</text:span><text:reference-mark-end text:name="ZOTERO_ITEM CSL_CITATION {&quot;citationID&quot;:&quot;HPyJpxq4&quot;,&quot;properties&quot;:{&quot;formattedCitation&quot;:&quot;(Zerbe, 2004)&quot;,&quot;plainCitation&quot;:&quot;(Zerbe, 2004)&quot;,&quot;noteIndex&quot;:0},&quot;citationItems&quot;:[{&quot;id&quot;:1589,&quot;uris&quot;:[&quot;http://zotero.org/users/5334702/items/6NV9SJNL&quot;],&quot;uri&quot;:[&quot;http://zotero.org/users/5334702/items/6NV9SJNL&quot;],&quot;itemData&quot;:{&quot;id&quot;:1589,&quot;type&quot;:&quot;article-journal&quot;,&quot;abstract&quot;:&quot;The inclusion of genetically modiﬁed maize in food aid shipments to Southern Africa during the 2002 food crisis rekindled debates over agricultural biotechnology. As the region edged ever closer to famine – putting the lives to some 14 million Africans at risk – corporate pundits, government oﬃcials and biotechÕs critics debated the health and environmental dangers posed by the new technology.&quot;,&quot;container-title&quot;:&quot;Food Policy&quot;,&quot;DOI&quot;:&quot;10.1016/j.foodpol.2004.09.002&quot;,&quot;ISSN&quot;:&quot;03069192&quot;,&quot;issue&quot;:&quot;6&quot;,&quot;journalAbbreviation&quot;:&quot;Food Policy&quot;,&quot;language&quot;:&quot;en&quot;,&quot;page&quot;:&quot;593-608&quot;,&quot;source&quot;:&quot;DOI.org (Crossref)&quot;,&quot;title&quot;:&quot;Feeding the famine? American food aid and the GMO debate in Southern Africa&quot;,&quot;title-short&quot;:&quot;Feeding the famine?&quot;,&quot;URL&quot;:&quot;https://linkinghub.elsevier.com/retrieve/pii/S030691920400065X&quot;,&quot;volume&quot;:&quot;29&quot;,&quot;author&quot;:[{&quot;family&quot;:&quot;Zerbe&quot;,&quot;given&quot;:&quot;Noah&quot;}],&quot;accessed&quot;:{&quot;date-parts&quot;:[[&quot;2020&quot;,7,20]]},&quot;issued&quot;:{&quot;date-parts&quot;:[[&quot;2004&quot;,12]]}},&quot;locator&quot;:&quot;&quot;,&quot;prefix&quot;:&quot;&quot;,&quot;suffix&quot;:&quot;&quot;}],&quot;schema&quot;:&quot;https://github.com/citation-style-language/schema/raw/master/csl-citation.json&quot;} RNDcTauHcAIov"/><text:span text:style-name="T8">). Despite this crisis, these six nations rejected food aid in the form of maize (a staple crop in that region) because the maize, from the United States, was genetically modified (GM).</text:span></text:p>
        <text:p text:style-name="P5"/>
        <text:p text:style-name="P8"><text:bookmark-start text:name="Huffman_2003"/><text:span text:style-name="T9">Why</text:span><text:bookmark-end text:name="Huffman_2003"/><text:span text:style-name="T9"> the resistance of Presidents of southern African countries to food aid in 2002?</text:span></text:p>
        <text:p text:style-name="P7"/>
        <text:p text:style-name="P6"/>
        <text:p text:style-name="P6">There was a food crisis in southern Africa 2011-2003, due to drought and bad public policy.</text:p>
        <text:p text:style-name="P6"/>
        <text:p text:style-name="P6">&gt; 15 million people were “dangerously hungry in Zambia, Mozambique, Malawi, Zimbabwe, Swaziland and Lesotho. Up to 3 million people faced starvation.</text:p>
        <text:p text:style-name="P6"/>
        <text:p text:style-name="P6">Maize is the staple.</text:p>
        <text:p text:style-name="P6"/>
        <text:p text:style-name="P32">In the summer of 2002, despite their need for food aid, these six nations rejected food aid.</text:p>
        <text:p text:style-name="P6">September 2002: WHO convinced Lesotho, Malawi, and Swaziland to accept grain, but Zimbabwe and Mozambique required milling of GM-containing grain before import. </text:p>
        <text:p text:style-name="P6">The governments refused GM corn because they feared Europe would ban their agricultural exports if they became contaminated with transgenic materials from Bt corn.</text:p>
        <text:p text:style-name="P6"/>
        <text:p text:style-name="P6"><text:soft-page-break/>Authors’ thesis:</text:p>
        <text:p text:style-name="P32">1. NGOs let by Greenpeace and Friends of the Earth are disseminating information claiming that GM foods are dangerous to human health and are “Frankenfoods.” </text:p>
        <text:p text:style-name="P6">2. People in European Union countries, who are not in any danger of starvation, have strong preferences for non-GM foods, which they can easily afford. </text:p>
        <text:p text:style-name="P6"/>
        <text:p text:style-name="P31"><text:bookmark-start text:name="European_Opposition"/>European Opposition<text:bookmark-end text:name="European_Opposition"/></text:p>
        <text:p text:style-name="P21"/>
        <text:p text:style-name="P9"><text:bookmark-start text:name="_Burke_2004"/><text:span text:style-name="T8">GM</text:span><text:bookmark-end text:name="_Burke_2004"/><text:span text:style-name="T8"> Science Review, 2004</text:span></text:p>
        <text:p text:style-name="P5"/>
        <text:p text:style-name="P5">By 2004, GM crops were grown extensively in North and South America,</text:p>
        <text:p text:style-name="P5">and in China,</text:p>
        <text:p text:style-name="P5">but not in Europe.</text:p>
        <text:p text:style-name="P5"/>
        <text:p text:style-name="P5">The British government went to great lengths to provide scientific and ethical support for growing GM crops.</text:p>
        <text:p text:style-name="P5">However, this did not sway public opinion.</text:p>
        <text:p text:style-name="P5"/>
        <text:p text:style-name="P5">Scientists did not realize that the public views risk very differently from them.</text:p>
        <text:p text:style-name="P5"/>
        <text:p text:style-name="P5">NGOs have also been very skillful about their messaging.</text:p>
        <text:p text:style-name="P5"/>
        <text:p text:style-name="P5">The benefits of the technology were not obvious to the average consumer.</text:p>
        <text:p text:style-name="P5"/>
        <text:p text:style-name="P5">Since there was not compelling reason to support the technology,</text:p>
        <text:p text:style-name="P5">the easiest course of action was to be precautionary.</text:p>
        <text:p text:style-name="P5"/>
        <text:p text:style-name="P14"><text:bookmark-start text:name="Zerbe"/><text:span text:style-name="T8">Zerbe</text:span><text:bookmark-end text:name="Zerbe"/><text:span text:style-name="T8"> (</text:span><text:reference-mark-start text:name="ZOTERO_ITEM CSL_CITATION {&quot;citationID&quot;:&quot;Qog4FzQE&quot;,&quot;properties&quot;:{&quot;formattedCitation&quot;:&quot;(2004)&quot;,&quot;plainCitation&quot;:&quot;(2004)&quot;,&quot;noteIndex&quot;:0},&quot;citationItems&quot;:[{&quot;id&quot;:1589,&quot;uris&quot;:[&quot;http://zotero.org/users/5334702/items/6NV9SJNL&quot;],&quot;uri&quot;:[&quot;http://zotero.org/users/5334702/items/6NV9SJNL&quot;],&quot;itemData&quot;:{&quot;id&quot;:1589,&quot;type&quot;:&quot;article-journal&quot;,&quot;abstract&quot;:&quot;The inclusion of genetically modiﬁed maize in food aid shipments to Southern Africa during the 2002 food crisis rekindled debates over agricultural biotechnology. As the region edged ever closer to famine – putting the lives to some 14 million Africans at risk – corporate pundits, government oﬃcials and biotechÕs critics debated the health and environmental dangers posed by the new technology.&quot;,&quot;container-title&quot;:&quot;Food Policy&quot;,&quot;DOI&quot;:&quot;10.1016/j.foodpol.2004.09.002&quot;,&quot;ISSN&quot;:&quot;03069192&quot;,&quot;issue&quot;:&quot;6&quot;,&quot;journalAbbreviation&quot;:&quot;Food Policy&quot;,&quot;language&quot;:&quot;en&quot;,&quot;page&quot;:&quot;593-608&quot;,&quot;source&quot;:&quot;DOI.org (Crossref)&quot;,&quot;title&quot;:&quot;Feeding the famine? American food aid and the GMO debate in Southern Africa&quot;,&quot;title-short&quot;:&quot;Feeding the famine?&quot;,&quot;URL&quot;:&quot;https://linkinghub.elsevier.com/retrieve/pii/S030691920400065X&quot;,&quot;volume&quot;:&quot;29&quot;,&quot;author&quot;:[{&quot;family&quot;:&quot;Zerbe&quot;,&quot;given&quot;:&quot;Noah&quot;}],&quot;accessed&quot;:{&quot;date-parts&quot;:[[&quot;2020&quot;,7,20]]},&quot;issued&quot;:{&quot;date-parts&quot;:[[&quot;2004&quot;,12]]}},&quot;locator&quot;:&quot;&quot;,&quot;suppress-author&quot;:true,&quot;prefix&quot;:&quot;&quot;,&quot;suffix&quot;:&quot;&quot;}],&quot;schema&quot;:&quot;https://github.com/citation-style-language/schema/raw/master/csl-citation.json&quot;} RNDYWjCmCg2un"/><text:span text:style-name="T8">(2004)</text:span><text:reference-mark-end text:name="ZOTERO_ITEM CSL_CITATION {&quot;citationID&quot;:&quot;Qog4FzQE&quot;,&quot;properties&quot;:{&quot;formattedCitation&quot;:&quot;(2004)&quot;,&quot;plainCitation&quot;:&quot;(2004)&quot;,&quot;noteIndex&quot;:0},&quot;citationItems&quot;:[{&quot;id&quot;:1589,&quot;uris&quot;:[&quot;http://zotero.org/users/5334702/items/6NV9SJNL&quot;],&quot;uri&quot;:[&quot;http://zotero.org/users/5334702/items/6NV9SJNL&quot;],&quot;itemData&quot;:{&quot;id&quot;:1589,&quot;type&quot;:&quot;article-journal&quot;,&quot;abstract&quot;:&quot;The inclusion of genetically modiﬁed maize in food aid shipments to Southern Africa during the 2002 food crisis rekindled debates over agricultural biotechnology. As the region edged ever closer to famine – putting the lives to some 14 million Africans at risk – corporate pundits, government oﬃcials and biotechÕs critics debated the health and environmental dangers posed by the new technology.&quot;,&quot;container-title&quot;:&quot;Food Policy&quot;,&quot;DOI&quot;:&quot;10.1016/j.foodpol.2004.09.002&quot;,&quot;ISSN&quot;:&quot;03069192&quot;,&quot;issue&quot;:&quot;6&quot;,&quot;journalAbbreviation&quot;:&quot;Food Policy&quot;,&quot;language&quot;:&quot;en&quot;,&quot;page&quot;:&quot;593-608&quot;,&quot;source&quot;:&quot;DOI.org (Crossref)&quot;,&quot;title&quot;:&quot;Feeding the famine? American food aid and the GMO debate in Southern Africa&quot;,&quot;title-short&quot;:&quot;Feeding the famine?&quot;,&quot;URL&quot;:&quot;https://linkinghub.elsevier.com/retrieve/pii/S030691920400065X&quot;,&quot;volume&quot;:&quot;29&quot;,&quot;author&quot;:[{&quot;family&quot;:&quot;Zerbe&quot;,&quot;given&quot;:&quot;Noah&quot;}],&quot;accessed&quot;:{&quot;date-parts&quot;:[[&quot;2020&quot;,7,20]]},&quot;issued&quot;:{&quot;date-parts&quot;:[[&quot;2004&quot;,12]]}},&quot;locator&quot;:&quot;&quot;,&quot;suppress-author&quot;:true,&quot;prefix&quot;:&quot;&quot;,&quot;suffix&quot;:&quot;&quot;}],&quot;schema&quot;:&quot;https://github.com/citation-style-language/schema/raw/master/csl-citation.json&quot;} RNDYWjCmCg2un"/><text:span text:style-name="T8">) argued that food aid was a tool to promote biotechnology in Southern Africa, and thereby advance interests of multinational corporations in the region, undermine local production and result in further food insecurity.</text:span></text:p>
        <text:p text:style-name="P5"/>
        <text:p text:style-name="P31"><text:bookmark-start text:name="Opposition_Elsewhere"/>Opposition Elsewhere<text:bookmark-end text:name="Opposition_Elsewhere"/></text:p>
      </text:section>
      <text:section text:style-name="Sect1" text:name="S3">
        <text:p text:style-name="P29"><text:bookmark-start text:name="Studies_on_GM_Crop_Acceptance"/>Studies on GM Crop Acceptance<text:bookmark-end text:name="Studies_on_GM_Crop_Acceptance"/></text:p>
      </text:section>
      <text:section text:style-name="Sect2" text:name="Section1">
        <text:section text:style-name="Sect3" text:name="ZOTERO_BIBL {&quot;uncited&quot;:[],&quot;omitted&quot;:[],&quot;custom&quot;:[]} CSL_BIBLIOGRAPHY RND8F7WkARzRG">
          <text:p text:style-name="Bibliography_20_1">Brookes, G., Barfoot, P., 2020. GM crops: global socio-economic and environmental impacts 1996-2018 213.</text:p>
          <text:p text:style-name="Bibliography_20_1">Dorward, A., Kydd, J., 2004. The Malawi 2002 food crisis: the rural development challenge. J. Mod. Afr. Stud. 42, 343–361. https://doi.org/10.1017/S0022278X04000229</text:p>
          <text:p text:style-name="Bibliography_20_1">Huffman, W.E., Rousu, M., Shogren, J.F., Tegene, A., 2003. Better Dead than GM-Fed? Information and the Effects of Consumers’ Resistance to GM-Foods in High-Income Countries (Working Paper No. 03017). Iowa State University, Ames, Iowa.</text:p>
          <text:p text:style-name="Bibliography_20_1">ISAAA, 2018. Global Status of Commercialized Biotech/GM Crops in 2018 (No. 54–2018), ISAAA Briefs. International Service for the Acquisition of Agri-biotech Applications.</text:p>
          <text:p text:style-name="Bibliography_20_1">Siegrist, M., Hartmann, C., 2020. Consumer acceptance of novel food technologies. Nat. Food 1, 343–350. https://doi.org/10.1038/s43016-020-0094-x</text:p>
          <text:p text:style-name="Bibliography_20_1">Smyth, S.J., 2020. The human health benefits from <text:span text:style-name="T20">GM</text:span> crops. Plant Biotechnol. J. 18, 887–888. https://doi.org/10.1111/pbi.13261</text:p>
          <text:p text:style-name="Bibliography_20_1">Zerbe, N., 2004. Feeding the famine? American food aid and the GMO debate in Southern Africa. Food Policy 29, 593–608. https://doi.org/10.1016/j.foodpol.2004.09.002</text:p>
          <text:p text:style-name="Bibliography_20_1">Zilberman, D., Kaplan, S., Kim, E., Hochman, G., Graff, G., 2013. Continents divided: Understanding differences between Europe and North America in acceptance of GM crops. GM Crops Food 4, 202–208. https://doi.org/10.4161/gmcr.26981</text:p>
        </text:section>
      </text:section>
      <text:section text:style-name="Sect1" text:name="S4">
        <text:p text:style-name="P33"><text:bookmark-start text:name="Lessons_Learned"/>Lessons Learned<text:bookmark-end text:name="Lessons_Learned"/></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Calibri" svg:font-family="Calibri"/>
    <style:font-face style:name="Georgia" svg:font-family="Georgia"/>
    <style:font-face style:name="Verdana" svg:font-family="Verdana"/>
    <style:font-face style:name="TimesNewRomanPSMT" svg:font-family="TimesNewRomanPSMT" style:font-family-generic="roman"/>
    <style:font-face style:name="Helvetica" svg:font-family="Helvetica" style:font-family-generic="swiss"/>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font-name-asian="TimesNewRomanPSMT" style:font-size-asian="10pt" style:language-asian="none" style:country-asian="none" style:font-name-complex="Tahoma" style:font-size-complex="10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font-name-asian="TimesNewRomanPSMT" style:font-size-asian="10pt" style:language-asian="none" style:country-asian="none" style:font-name-complex="Tahoma" style:font-size-complex="10pt" style:language-complex="none" style:country-complex="none" fo:hyphenate="true"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style:text-autospace="non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Title" style:family="paragraph" style:class="chapter">
      <style:paragraph-properties fo:margin-top="0.1665in" fo:margin-bottom="0.0835in" loext:contextual-spacing="false" fo:text-align="center" style:justify-single-word="false" style:text-autospace="none"/>
      <style:text-properties fo:color="#000000" fo:font-size="14pt" fo:font-weight="bold" style:font-size-asian="14pt" style:font-weight-asian="bold" style:font-size-complex="14pt"/>
    </style:style>
    <style:style style:name="Subtitle" style:family="paragraph" style:class="chapter">
      <style:paragraph-properties fo:margin-top="0.0417in" fo:margin-bottom="0.0835in" loext:contextual-spacing="false" fo:text-align="center" style:justify-single-word="false" style:text-autospace="none"/>
      <style:text-properties fo:color="#000000" fo:font-size="14pt" style:font-size-asian="14pt" style:font-size-complex="14pt"/>
    </style:style>
    <style:style style:name="Footnote" style:family="paragraph" style:class="extra">
      <style:paragraph-properties style:text-autospace="none"/>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Head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Default_20_Paragraph_20_Font" style:display-name="Default Paragraph Font" style:family="text"/>
    <style:style style:name="Internet_20_link" style:display-name="Internet link" style:family="text"/>
    <style:style style:name="Footnote_20_reference" style:display-name="Footnote reference"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style:text-properties style:font-name="TimesNewRomanPSMT" fo:font-size="12pt" style:font-size-asian="12pt" style:font-name-complex="TimesNewRomanPSMT" style:font-size-complex="12pt"/>
    </style:style>
    <style:style style:name="MP2" style:family="paragraph" style:parent-style-name="Normal">
      <style:paragraph-properties fo:text-align="center" style:justify-single-word="false"/>
      <style:text-properties style:font-name="Helvetica" fo:font-size="12pt" style:font-size-asian="12pt" style:font-name-complex="Helvetica" style:font-size-complex="12pt"/>
    </style:style>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text:page-number></text:p>
      </style:footer>
    </style:master-page>
    <style:master-page style:name="MasterPage1" style:page-layout-name="Mpm1">
      <style:header>
        <text:p text:style-name="MP1"/>
      </style:header>
      <style:footer>
        <text:p text:style-name="MP2"><text:page-number text:select-page="current">3</text:page-number></text:p>
      </style:footer>
    </style:master-page>
    <style:master-page style:name="MasterPage2" style:page-layout-name="Mpm1">
      <style:header>
        <text:p text:style-name="MP1"/>
      </style:header>
      <style:footer>
        <text:p text:style-name="MP2"><text:page-number text:select-page="current">5</text:page-number></text:p>
      </style:footer>
    </style:master-page>
    <style:master-page style:name="MasterPage3" style:page-layout-name="Mpm1">
      <style:header>
        <text:p text:style-name="MP1"/>
      </style:header>
      <style:footer>
        <text:p text:style-name="MP2"><text:page-number text:select-page="current">6</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4.2$MacOSX_X86_64 LibreOffice_project/3d775be2011f3886db32dfd395a6a6d1ca2630ff</meta:generator>
    <dc:title>Untitled</dc:title>
    <meta:initial-creator>Hector Quemada</meta:initial-creator>
    <meta:creation-date>2020-07-24T17:06:38</meta:creation-date>
    <dc:creator>Hector Quemada</dc:creator>
    <dc:date>2020-07-24T17:09:30.177041062</dc:date>
    <meta:editing-cycles>1</meta:editing-cycles>
    <meta:editing-duration>PT2M3S</meta:editing-duration>
    <meta:document-statistic meta:table-count="0" meta:image-count="0" meta:object-count="0" meta:page-count="6" meta:paragraph-count="68" meta:word-count="1140" meta:character-count="7596" meta:non-whitespace-character-count="6525"/>
    <meta:user-defined meta:name="ZOTERO_PREF_1">&lt;data data-version="3" zotero-version="5.0.89"&gt;&lt;session id="hvT4lXu6"/&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